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Arial" officeooo:paragraph-rsid="0192b7eb"/>
    </style:style>
    <style:style style:name="T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ff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6b0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850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96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97f2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cd0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c08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a48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bb0b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9b5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6d7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76c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2a1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5964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9af5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fd1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902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03de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252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360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7f6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a955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44c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72d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078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90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11b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c921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1725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db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9aaf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ba0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046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30d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468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893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b04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d024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3e0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f4b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f639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1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f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95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e526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3cfc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7de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88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d77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12fc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d440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2b7e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2f41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4aff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7de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12fc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92b7e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9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1cb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cffa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3d49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aaad1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edd1d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7b5a5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3de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920c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b2033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c9217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dbba6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88e6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7422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ad8d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6292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252aa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ac0e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fb0e2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2b3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4b82b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c4ff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edb08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69af7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92b7eb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92cdb3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8432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a725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b69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203e8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1a82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4a9e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54a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eb7a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6e80d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3f82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8fef2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080fe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18c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907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cd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4d4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5561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b04d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dab6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7de2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912fc2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56ada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72d51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db2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a48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f072f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0ff9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dddc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f7e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77da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5235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f15b1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f6a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366c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d3fd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eb56b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24622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633b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df87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20899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550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daab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b4c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cad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1f4e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08eec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cd087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becda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256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9aaff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7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384322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7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fo:background-color="#ffff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7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14daab6" fo:background-color="#ff3333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8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ccff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23d49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9b59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902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3de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d3fde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7de2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d6d53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f38a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912fc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ac0e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5964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360fa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92cdb3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dddc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cd08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99dad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becda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2562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9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0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b3b0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1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ea054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2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ffedc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4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5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76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77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78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79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80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81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82" style:family="text">
      <style:text-properties fo:color="#ffffff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3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3a9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4a3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c3f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ff44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843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825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dc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073b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22e5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e2b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df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213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5cc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3fe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560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6324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9201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dae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ac48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e0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561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2d0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67bb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f21f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1ebc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49a6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73b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cf2e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2c9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a671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135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f0c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0cf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248e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83b4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b3a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cb7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d6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0f6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7a6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5db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8d39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d05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4b5f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306f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89b8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97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d045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f4d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89c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e12b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410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83ce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b4c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b6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0457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3d23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59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700b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c12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f23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32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46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12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aef2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cd0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d77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2976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4aff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6464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81b6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9dad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b487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d3f2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0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aef2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cd08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d778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f38a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9dad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99dad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6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9" style:family="text">
      <style:text-properties style:text-outline="false" style:text-line-through-style="none" style:text-line-through-type="none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c1b4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39d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3da5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0513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762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b8e9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b83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a69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949fc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e67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2952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4ca9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a0e1b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a74b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85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9d2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d6d53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e2b5f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f38a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8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dddddd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10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#000000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611" style:family="text">
      <style:text-properties style:text-outline="false" style:text-line-through-style="none" style:text-line-through-type="none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612" style:family="text">
      <style:text-properties style:text-outline="false" style:text-line-through-style="none" style:text-line-through-type="none" fo:font-size="24pt" fo:font-style="italic" fo:text-shadow="none" style:text-underline-style="none" fo:font-weight="normal" officeooo:rsid="00339df1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613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transparent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614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1e7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22e5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0b179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045a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220e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0ad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264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f1e7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49a64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83ce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808ee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c925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0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1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9d48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a50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087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ffca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0ded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f19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a73c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b69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30e1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46b2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a62d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80383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c1666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e0c3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05e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561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1ebc4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da7a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fcb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5fb7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8a00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d482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fb11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0c98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135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f94ba0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5975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eae1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62d1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2aef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5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b83b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6d40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790e3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6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825c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13f1a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248ef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98ec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1479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5e46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f6398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4af3c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3e4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7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d4404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0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1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a74b9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8f38a7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5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d242f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e92b9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8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9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a2596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9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9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93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99ff66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4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0000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5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6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da6ef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7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6d405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8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c949fc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99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3a3e42" fo:background-color="#66ff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00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58e2be" fo:background-color="#66ff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01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83ce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f23c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d778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3da5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5762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741a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5cce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e670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2952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c925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d6d53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2b83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1561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da7a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135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4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5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67bb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13f1a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949fc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e248ef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8cbba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d242f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e92b9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cccccc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8e2be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d4404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4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75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ff66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76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77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78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ff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79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80" style:family="text">
      <style:text-properties style:text-outline="false" style:text-line-through-style="none" style:text-line-through-type="none" fo:font-size="12pt" fo:font-style="italic" fo:text-shadow="none" style:text-underline-style="none" fo:font-weight="normal" officeooo:rsid="0028cbba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81" style:family="text">
      <style:text-properties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bold" fo:background-color="#000000" loext:char-shading-value="0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 style:text-overline-style="none" style:text-overline-color="font-color"/>
    </style:style>
    <style:style style:name="T80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7f675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b9cf8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5157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7034b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ea520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0b3a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7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2fd40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8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32e6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0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46378d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1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81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132e6c1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812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3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4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5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6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7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8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8d778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a73c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8d6d53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8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0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912fc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1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92cdb3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2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cd08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99dad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3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normal" fo:background-color="#ff3333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940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941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942" style:family="text">
      <style:text-properties fo:color="#aecf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43" style:family="text">
      <style:text-properties fo:color="#e6e6e6" style:text-outline="false" style:text-line-through-style="none" style:text-line-through-type="none" fo:font-size="12pt" fo:font-style="italic" fo:text-shadow="none" style:text-underline-style="none" fo:font-weight="bold" officeooo:rsid="0187de2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944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91">(</text:span><text:span text:style-name="T782">\s</text:span><text:span text:style-name="T790">(?!\S+?_nn[ult]?2?</text:span><text:span text:style-name="T783"> </text:span><text:span text:style-name="T790">\S+?_i\S</text:span><text:span text:style-name="T783"> </text:span><text:span text:style-name="T790">\S+?_</text:span><text:span text:style-name="T2">(a\S+|d\S+|m\S+)</text:span><text:span text:style-name="T125"> </text:span><text:span text:style-name="T800">(?#</text:span><text:span text:style-name="T814"> Results of the . . .</text:span><text:span text:style-name="T806">.</text:span><text:span text:style-name="T810">)</text:span><text:span text:style-name="T60">(</text:span><text:span text:style-name="T2">\S+?_(jj[rt]?|md</text:span><text:span text:style-name="T790">)</text:span><text:span text:style-name="T783"> </text:span><text:span text:style-name="T790">\S+?_n\S+</text:span><text:span text:style-name="T783"> </text:span><text:span text:style-name="T790">\S+?_i\S</text:span><text:span text:style-name="T783"> </text:span><text:span text:style-name="T790">\S+?_</text:span><text:span text:style-name="T2">(a\S+|d\S+|m\S+)</text:span><text:span text:style-name="T125"> </text:span><text:span text:style-name="T2">\S+?_(jj[rt]?|md)</text:span><text:span text:style-name="T806">(?#Reject pattern </text:span><text:span text:style-name="T935">results from the</text:span><text:span text:style-name="T814"> first round of the presidential</text:span><text:span text:style-name="T806"> </text:span><text:span text:style-name="T935">election</text:span><text:span text:style-name="T806">)</text:span><text:span text:style-name="T60">|\S+?_nn1</text:span><text:span text:style-name="T153"> </text:span><text:span text:style-name="T60">\S+?_i\S</text:span><text:span text:style-name="T153"> </text:span><text:span text:style-name="T793">\S+?_</text:span><text:span text:style-name="T60">(a\S+|d\S+|m\S+)</text:span><text:span text:style-name="T153"> </text:span><text:span text:style-name="T60">\S+?_nn1</text:span><text:span text:style-name="T153"> </text:span><text:span text:style-name="T60">\S+?_i\S</text:span><text:span text:style-name="T801">(?#Reject pattern</text:span><text:span text:style-name="T812"> </text:span><text:span text:style-name="T935">results from the</text:span><text:span text:style-name="T812"> office of the Superintendent of </text:span><text:span text:style-name="T934">bankruptcy</text:span><text:span text:style-name="T801">)</text:span><text:span text:style-name="T71">|</text:span><text:span text:style-name="T80">\S+?_n[np]1 </text:span><text:span text:style-name="T71">\S+?_ge</text:span><text:span text:style-name="T160"> </text:span><text:span text:style-name="T71">\S+?_nn1</text:span><text:span text:style-name="T160"> </text:span><text:span text:style-name="T71">\S+?_i\S</text:span><text:span text:style-name="T160"> </text:span><text:span text:style-name="T71">\S+?_jj[rt]?</text:span><text:span text:style-name="T805">(?#</text:span><text:span text:style-name="T806">Reject pattern </text:span><text:span text:style-name="T935">graduates with a</text:span><text:span text:style-name="T814"> master ’s degree in real</text:span><text:span text:style-name="T806"> </text:span><text:span text:style-name="T935">estate</text:span><text:span text:style-name="T805">)</text:span><text:span text:style-name="T795">|\S+?_nnu</text:span><text:span text:style-name="T786"> </text:span><text:span text:style-name="T795">\S+?_i\S</text:span><text:span text:style-name="T786"> </text:span><text:span text:style-name="T793">\S+?_</text:span><text:span text:style-name="T60">(a\S+|d\S+|m\S+)</text:span><text:span text:style-name="T153"> </text:span><text:span text:style-name="T81">\S+?_n[npd]\d</text:span><text:span text:style-name="T167"> </text:span><text:span text:style-name="T81">\S+?_ge</text:span><text:span text:style-name="T808">(?#Reject pattern </text:span><text:span text:style-name="T863">communities with 70</text:span><text:span text:style-name="T816"> percent of the North ’s </text:span><text:span text:style-name="T863">population</text:span><text:span text:style-name="T808"> .</text:span><text:span text:style-name="T811">)</text:span><text:span text:style-name="T797">|\S+?_jj[rt]?</text:span><text:span text:style-name="T788"> </text:span><text:span text:style-name="T797">\S+?_mc</text:span><text:span text:style-name="T788"> </text:span><text:span text:style-name="T797">\S+?_nnt2</text:span><text:span text:style-name="T788"> </text:span><text:span text:style-name="T798">of_io</text:span><text:span text:style-name="T789"> </text:span><text:span text:style-name="T798">\S+?_nn1</text:span><text:span text:style-name="T808">(?#Reject pattern </text:span><text:span text:style-name="T865">people with a</text:span><text:span text:style-name="T816"> </text:span><text:span text:style-name="T818">combined five decades of oil</text:span><text:span text:style-name="T816"> </text:span><text:span text:style-name="T818">experience</text:span><text:span text:style-name="T808">.</text:span><text:span text:style-name="T811">)</text:span><text:span text:style-name="T60">)</text:span><text:span text:style-name="T45">|(\S+?_(vm|vd[dz])|</text:span><text:span text:style-name="T46">(</text:span><text:span text:style-name="T45">[Mm]a[kd][ei](s|ing)?|[Ll]et(s|ting)?)_</text:span><text:span text:style-name="T46">vv\S)</text:span><text:span text:style-name="T143"> </text:span><text:span text:style-name="T46">\S+?_(nnt?1|jj[rt]?)</text:span><text:span text:style-name="T143"> </text:span><text:span text:style-name="T46">\S+?_nn\d?</text:span><text:span text:style-name="T143"> </text:span><text:span text:style-name="T46">,_,</text:span><text:span text:style-name="T143"> </text:span><text:span text:style-name="T46">\S+?_(nnt?1|jj[rt]?)</text:span><text:span text:style-name="T143"> </text:span><text:span text:style-name="T46">\S+?_nn\d?</text:span><text:span text:style-name="T143"> </text:span><text:span text:style-name="T46">\S+?_cc</text:span><text:span text:style-name="T143"> </text:span><text:span text:style-name="T46">\S+?_(nnt?1|jj[rt]?</text:span><text:span text:style-name="T47">)</text:span><text:span text:style-name="T801">(?</text:span><text:span text:style-name="T802">#</text:span><text:span text:style-name="T801">SLOT 9L STEP 2: Reject pattern </text:span><text:span text:style-name="T812">makes morning coffee, after-work drinks and morning </text:span><text:span text:style-name="T934">tea</text:span><text:span text:style-name="T812"> </text:span><text:span text:style-name="T934">feel</text:span><text:span text:style-name="T801"> .)</text:span><text:span text:style-name="T792">|(\S+?_(cs|rrq)</text:span><text:span text:style-name="T784"> </text:span><text:span text:style-name="T792">\S+?_(ii|rg)</text:span><text:span text:style-name="T784"> </text:span><text:span text:style-name="T792">\S+?_mc</text:span><text:span text:style-name="T784"> </text:span><text:span text:style-name="T792">\S+?_nnu(\d+)?</text:span><text:span text:style-name="T784"> </text:span><text:span text:style-name="T792">\S+?_nnu(\d+)?</text:span><text:span text:style-name="T784"> </text:span><text:span text:style-name="T792">\S+?_i\S</text:span><text:span text:style-name="T784"> </text:span><text:span text:style-name="T792">\S+?_n[np]\d?</text:span><text:span text:style-name="T784"> </text:span><text:span text:style-name="T792">\S+?_i\S)</text:span><text:span text:style-name="T803">(?#</text:span><text:span text:style-name="T804">SLOT 9L STEP 3: Reject pattern </text:span><text:span text:style-name="T813">While about 90 per cent of Inuit across </text:span><text:span text:style-name="T861">Canada</text:span><text:span text:style-name="T804"> .</text:span><text:span text:style-name="T803">)</text:span><text:span text:style-name="T794">|(\S+?_vbr</text:span><text:span text:style-name="T785"> </text:span><text:span text:style-name="T794">\S+?_(mc|da2)</text:span><text:span text:style-name="T785"> </text:span><text:span text:style-name="T794">\S+?_nnt2</text:span><text:span text:style-name="T785"> </text:span><text:span text:style-name="T794">\S+?_(jjr|rrr)</text:span><text:span text:style-name="T785"> </text:span><text:span text:style-name="T794">\S+?_csn</text:span><text:span text:style-name="T785"> </text:span><text:span text:style-name="T794">\S+?_</text:span><text:span text:style-name="T79">(a\S+|d\S+|m\S+)</text:span><text:span text:style-name="T166"> </text:span><text:span text:style-name="T79">\S+?_da</text:span><text:span text:style-name="T166"> </text:span><text:span text:style-name="T79">\S+?_jj[rt]?</text:span><text:span text:style-name="T794">)</text:span><text:span text:style-name="T807">(?#SLOT 9L STEP 3: Reject incorrectly tagged pattern </text:span><text:span text:style-name="T815">are seven times higher than our own terrestrial-based </text:span><text:span text:style-name="T862">toll connect_vv0 facilities</text:span><text:span text:style-name="T807">.)</text:span><text:span text:style-name="T796">|(\S+?_n\S+</text:span><text:span text:style-name="T787"> </text:span><text:span text:style-name="T796">\S+?_i\S </text:span><text:soft-page-break/><text:span text:style-name="T794">\S+?_</text:span><text:span text:style-name="T79">(a\S+|d\S+|m\S+)</text:span><text:span text:style-name="T166"> </text:span><text:span text:style-name="T91">\S+?_n\S+</text:span><text:span text:style-name="T176"> </text:span><text:span text:style-name="T91">\S+?_ge</text:span><text:span text:style-name="T176"> </text:span><text:span text:style-name="T91">\S+?_n\S+</text:span><text:span text:style-name="T176"> </text:span><text:span text:style-name="T91">\S+?_i\S</text:span><text:span text:style-name="T176"> </text:span><text:span text:style-name="T794">\S+?_</text:span><text:span text:style-name="T79">(a\S+|d\S+|m\S+)</text:span><text:span text:style-name="T796">)</text:span><text:span text:style-name="T809">(?#SLOT 9L STEP 4: Reject erroneously tagged pattern </text:span><text:span text:style-name="T817">produce from his uncle ’s farm at a </text:span><text:span text:style-name="T864">Calgary market_vv0</text:span><text:span text:style-name="T809">.)</text:span><text:span text:style-name="T790">)\S+</text:span><text:span text:style-name="T801">(?#Close lookahead and advance to the next position)</text:span><text:span text:style-name="T799">\</text:span><text:span text:style-name="T782">s</text:span><text:span text:style-name="T2">(?!(\S+?_nn2</text:span><text:span text:style-name="T125"> </text:span><text:span text:style-name="T2">\S+?_i\S</text:span><text:span text:style-name="T125"> </text:span><text:span text:style-name="T2">\S+?_nn1</text:span><text:span text:style-name="T125"> </text:span><text:span text:style-name="T2">\S+?_\S*?nn1\S*?</text:span><text:span text:style-name="T125"> </text:span><text:span text:style-name="T2">\S+?_i\S</text:span><text:span text:style-name="T125"> </text:span><text:span text:style-name="T2">\S+?_(a\S+|d\S+|m\S+)</text:span><text:span text:style-name="T125"> </text:span><text:span text:style-name="T2">\S+?_jj[rt]?</text:span><text:span text:style-name="T125"> </text:span><text:span text:style-name="T2">\S+?_nn1)</text:span><text:span text:style-name="T211">(?# SLOT 8L STEP1: Reject pattern </text:span><text:span text:style-name="T341">clashes over budget cutting in the long term</text:span><text:span text:style-name="T211">.)</text:span><text:span text:style-name="T2">|(\S+?_nn2?</text:span><text:span text:style-name="T125"> </text:span><text:span text:style-name="T2">\S+?_i\S</text:span><text:span text:style-name="T125"> </text:span><text:span text:style-name="T2">\S+?_(a\S+|d\S+|m\S+)</text:span><text:span text:style-name="T125"> </text:span><text:span text:style-name="T2">\S+?_nn1</text:span><text:span text:style-name="T125"> </text:span><text:span text:style-name="T2">\S+?_i\S</text:span><text:span text:style-name="T125"> </text:span><text:span text:style-name="T2">\S+?_(a\S+|d\S+|m\S+)</text:span><text:span text:style-name="T125"> </text:span><text:span text:style-name="T2">\S+?_\S*?jj[rt]?\S*?</text:span><text:span text:style-name="T125"> </text:span><text:span text:style-name="T2">\S+?_nnt?1)</text:span><text:span text:style-name="T211">(?#SLOT 8L STEP 2: Reject pattern </text:span><text:span text:style-name="T341">investments in their portfolio within a given year</text:span><text:span text:style-name="T211">.)</text:span><text:span text:style-name="T2">|(\S+?_(nn2|d[abd]2)</text:span><text:span text:style-name="T125"> </text:span><text:span text:style-name="T2">\S+?_(pnqs|cst)</text:span><text:span text:style-name="T125"> </text:span><text:span text:style-name="T2">\S+?_\S*?vv0\S*?</text:span><text:span text:style-name="T125"> </text:span><text:span text:style-name="T790">to_to</text:span><text:span text:style-name="T783"> </text:span><text:span text:style-name="T790">\S+?_v\Si</text:span><text:span text:style-name="T783"> </text:span><text:span text:style-name="T790">\S+?_i\S</text:span><text:span text:style-name="T783"> </text:span><text:span text:style-name="T790">\S+?_</text:span><text:span text:style-name="T2">(a\S+|d\S+|m\S+)</text:span><text:span text:style-name="T125"> </text:span><text:span text:style-name="T2">\S+?_nn1)</text:span><text:span text:style-name="T211">(?# Reject pattern </text:span><text:span text:style-name="T341">directors who like to hover with the camera</text:span><text:span text:style-name="T211">)</text:span><text:span text:style-name="T2">|(\S+?_(\S*?nn2\S*?|\S*?d[abd]2\S*?)</text:span><text:span text:style-name="T125"> </text:span><text:span text:style-name="T2">\S+?_(\S*?pnqs\S*?|\S*?ddq\S*?|\S*?cst\S*?)</text:span><text:span text:style-name="T125"> </text:span><text:span text:style-name="T2">\S+?_\S*?vm\S*?</text:span><text:span text:style-name="T125"> </text:span><text:span text:style-name="T2">\S+?_vvi</text:span><text:span text:style-name="T125"> </text:span><text:span text:style-name="T2">\S+?_\S*?i\S*?</text:span><text:span text:style-name="T125"> </text:span><text:span text:style-name="T2">\S+?_(a\S+|d\S+|m\S+)</text:span><text:span text:style-name="T125"> </text:span><text:span text:style-name="T2">\S+?_(jj[rt]?|np1))</text:span><text:span text:style-name="T211">(?#SLOT 8L STEP 4: Reject patterns </text:span><text:span text:style-name="T341">streams that would grow in the new</text:span><text:span text:style-name="T211"> </text:span><text:span text:style-name="T860">stadium</text:span><text:span text:style-name="T211">.)</text:span><text:span text:style-name="T2">|(\S+?_nn[ult]?2?</text:span><text:span text:style-name="T125"> </text:span><text:span text:style-name="T2">\S+?_\S*?vv[ng]\S*?</text:span><text:span text:style-name="T125"> </text:span><text:span text:style-name="T2">\S+?_i\S</text:span><text:span text:style-name="T125"> </text:span><text:span text:style-name="T63">|</text:span><text:span text:style-name="T258">(?#fork)</text:span><text:span text:style-name="T63">(\</text:span><text:span text:style-name="T2">S+?_n\S+</text:span><text:span text:style-name="T125"> </text:span><text:span text:style-name="T2">\S+?_i\S</text:span><text:span text:style-name="T125"> </text:span><text:span text:style-name="T2">\S+?_n\S+</text:span><text:span text:style-name="T125"> </text:span><text:span text:style-name="T2">\S+_cc</text:span><text:span text:style-name="T63">|\S+?_(a\S+|d\S+|m\S+)</text:span><text:span text:style-name="T155"> </text:span><text:span text:style-name="T63">\S+?_nn1</text:span><text:span text:style-name="T155"> </text:span><text:span text:style-name="T63">\S+?_i\S</text:span><text:span text:style-name="T155"> </text:span><text:span text:style-name="T63">\S+?_i\S)</text:span><text:span text:style-name="T2">)</text:span><text:span text:style-name="T211">(?# </text:span><text:span text:style-name="T212">SLOT 8L STEP 5: </text:span><text:span text:style-name="T211">Reject pattern</text:span><text:span text:style-name="T215">s</text:span><text:span text:style-name="T211"> </text:span><text:span text:style-name="T341">people held in servitude for sex or </text:span><text:span text:style-name="T860">labor </text:span><text:span text:style-name="T215">and</text:span><text:span text:style-name="T211"> </text:span><text:span text:style-name="T343">members reeling from a spate of recent </text:span><text:span text:style-name="T914">violence</text:span><text:span text:style-name="T211">.)</text:span><text:span text:style-name="T20">|(and_cc the_at</text:span><text:span text:style-name="T133"> </text:span><text:span text:style-name="T20">\S+?_np1</text:span><text:span text:style-name="T133"> </text:span><text:span text:style-name="T20">\S+?_np1</text:span><text:span text:style-name="T133"> </text:span><text:span text:style-name="T20">\S+?_ge</text:span><text:span text:style-name="T133"> </text:span><text:span text:style-name="T20">\S+?_n\S+1</text:span><text:span text:style-name="T133"> </text:span><text:span text:style-name="T20">\S+?_i\S)</text:span><text:span text:style-name="T222">(?#</text:span><text:span text:style-name="T223">SLOT 8L </text:span><text:soft-page-break/><text:span text:style-name="T223">STEP 6: Reject pattern </text:span><text:span text:style-name="T364">and the United States ’ role in </text:span><text:span text:style-name="T912">it </text:span><text:span text:style-name="T364">)</text:span><text:span text:style-name="T40">|(\S+?_nn2?</text:span><text:span text:style-name="T141"> </text:span><text:span text:style-name="T40">\S+?_i\S</text:span><text:span text:style-name="T141"> </text:span><text:span text:style-name="T40">\S+?_(a\S+|d\S+|m\S+)</text:span><text:span text:style-name="T141"> </text:span><text:span text:style-name="T40">\S+?_</text:span><text:span text:style-name="T76">(</text:span><text:span text:style-name="T258">(?#fork</text:span><text:span text:style-name="T262">1</text:span><text:span text:style-name="T258">)</text:span><text:span text:style-name="T40">jj[rt]?</text:span><text:span text:style-name="T141"> </text:span><text:span text:style-name="T40">\S+?_nn\w?1</text:span><text:span text:style-name="T141"> </text:span><text:span text:style-name="T40">\S+?_i\S</text:span><text:span text:style-name="T141"> </text:span><text:span text:style-name="T40">\S+?_jj[rt]?</text:span><text:span text:style-name="T76">|</text:span><text:span text:style-name="T258">(?#fork</text:span><text:span text:style-name="T262">2</text:span><text:span text:style-name="T258">)</text:span><text:span text:style-name="T76">md</text:span><text:span text:style-name="T164"> </text:span><text:span text:style-name="T76">\S+?_(da2|mc)</text:span><text:span text:style-name="T164"> </text:span><text:span text:style-name="T76">\S+?_nnt2</text:span><text:span text:style-name="T164"> </text:span><text:span text:style-name="T76">\S+?_i\S)</text:span><text:span text:style-name="T40">)</text:span><text:span text:style-name="T213">(?# </text:span><text:span text:style-name="T214">SLOT 8L STEP 7: Reject pattern </text:span><text:span text:style-name="T342">people with a greater feeling of personal </text:span><text:span text:style-name="T913">control</text:span><text:span text:style-name="T214">, </text:span><text:span text:style-name="T344">measurements from the first 25 days of </text:span><text:span text:style-name="T915">November</text:span><text:span text:style-name="T213">)</text:span><text:span text:style-name="T101">|(\S+?_vm</text:span><text:span text:style-name="T179"> </text:span><text:span text:style-name="T101">\S+?_rr</text:span><text:span text:style-name="T179"> </text:span><text:span text:style-name="T101">\S+?_i\S</text:span><text:span text:style-name="T179"> </text:span><text:span text:style-name="T40">\S+?_(a\S+|d\S+|m\S+)</text:span><text:span text:style-name="T179"> </text:span><text:span text:style-name="T101">\S+?_nn[a-z]?1</text:span><text:span text:style-name="T179"> </text:span><text:span text:style-name="T101">\S+?_i\S</text:span><text:span text:style-name="T179"> </text:span><text:span text:style-name="T40">\S+?_(a\S+|d\S+|m\S+)</text:span><text:span text:style-name="T101">)</text:span><text:span text:style-name="T216">(?#SLOT 8L STEP 8: Reject pattern </text:span><text:span text:style-name="T345">will probably at the end of the </text:span><text:span text:style-name="T916">day say</text:span><text:span text:style-name="T216"> .)</text:span><text:span text:style-name="T103">|(\S+?_([!\.\?]|null)</text:span><text:span text:style-name="T180"> </text:span><text:span text:style-name="T103">So_\S+</text:span><text:span text:style-name="T180"> </text:span><text:span text:style-name="T103">\S+?_(n\S+|d\S+)</text:span><text:span text:style-name="T180"> </text:span><text:span text:style-name="T103">\S+?_vb\S+</text:span><text:span text:style-name="T180"> </text:span><text:span text:style-name="T103">\S+?_(a\S+)</text:span><text:span text:style-name="T180"> </text:span><text:span text:style-name="T103">very_\S+?</text:span><text:span text:style-name="T180"> </text:span><text:span text:style-name="T103">\S+?_md)</text:span><text:span text:style-name="T217">(?#SLOT 8L STEP9: Reject erroneously tagged pattern </text:span><text:span text:style-name="T346">&lt;sentence end&gt; So this was the very first </text:span><text:span text:style-name="T917">movie score_vv0</text:span><text:span text:style-name="T217"> .)</text:span><text:span text:style-name="T116">|([Dd]o_\S+</text:span><text:span text:style-name="T185"> </text:span><text:span text:style-name="T116">\S+?_rr</text:span><text:span text:style-name="T185"> </text:span><text:span text:style-name="T116">\S+?_i\S</text:span><text:span text:style-name="T185"> </text:span><text:span text:style-name="T116">the_at</text:span><text:span text:style-name="T185"> </text:span><text:span text:style-name="T116">\S+?_nn1</text:span><text:span text:style-name="T185"> </text:span><text:span text:style-name="T116">of_io</text:span><text:span text:style-name="T185"> </text:span><text:span text:style-name="T116">\S+?_</text:span><text:span text:style-name="T40">(a\S+|d\S+|m\S+)</text:span><text:span text:style-name="T116">)</text:span><text:span text:style-name="T218">(?#SLOT 8L STEP10: Reject pattern </text:span><text:span text:style-name="T347">do still at the end of the </text:span><text:span text:style-name="T918">day have.</text:span><text:span text:style-name="T218">)</text:span><text:span text:style-name="T122">|((\S+?_(\S*?vm\S*?|vh\S|vd[zd])|n't_xx|([Hh]elp(s|ed|ing)?|[Ll]et(s|ting)?|[Mm]a(k(e(s)?|ing)|de)|[Ww]atch(e[sd]?|ing)?|[Hh]ear(s|d|ing)?)_vv\S+)</text:span><text:span text:style-name="T188"> </text:span><text:span text:style-name="T122">\S+?_(a\S+|d\S+|m\S+)</text:span><text:span text:style-name="T188"> </text:span><text:span text:style-name="T122">\S+?_np1</text:span><text:span text:style-name="T188"> </text:span><text:span text:style-name="T122">\S+?_cc</text:span><text:span text:style-name="T188"> </text:span><text:span text:style-name="T122">\S+?_(a\S+|d\S+|m\S+)</text:span><text:span text:style-name="T188"> </text:span><text:span text:style-name="T122">\S+?_nn1</text:span><text:span text:style-name="T188"> </text:span><text:span text:style-name="T122">\S+?_i\S)</text:span><text:span text:style-name="T219">(?#</text:span><text:span text:style-name="T220">SLOT 8L STEP11: Reject pattern </text:span><text:span text:style-name="T348">could the ICC or a court like </text:span><text:span text:style-name="T919">it</text:span><text:span text:style-name="T220"> .</text:span><text:span text:style-name="T219">)</text:span><text:span text:style-name="T2">)\S+</text:span><text:span text:style-name="T211">(?# Close lookahead and advance to next slot.)</text:span><text:span text:style-name="T382">\s</text:span><text:span text:style-name="T1">(?!(</text:span><text:span text:style-name="T2">\S+?_(nn2?|d[abd]2)</text:span><text:span text:style-name="T125"> </text:span><text:span text:style-name="T2">\S+?_i\S</text:span><text:span text:style-name="T125"> </text:span><text:span text:style-name="T2">\S+?_(at1?|appge|dd1</text:span><text:span text:style-name="T22">|jjr?</text:span><text:span text:style-name="T2">)</text:span><text:span text:style-name="T125"> </text:span><text:span text:style-name="T2">\S+?_(n[np]1|\S*?vv[ng]\S*?)</text:span><text:span text:style-name="T125"> </text:span><text:span text:style-name="T68">(</text:span><text:span text:style-name="T259">(?#fork</text:span><text:span text:style-name="T260"> 1</text:span><text:span text:style-name="T259">)</text:span><text:span text:style-name="T2">\S+?_(ge|ccb?</text:span><text:span text:style-name="T22">|i\S</text:span><text:span text:style-name="T2">)</text:span><text:span text:style-name="T125"> </text:span><text:span text:style-name="T2">\S+?_(jj[rt]?|\S*?vv[ng]\S*?</text:span><text:span text:style-name="T22">|appge</text:span><text:span text:style-name="T2">)</text:span><text:span text:style-name="T125"> </text:span><text:span text:style-name="T2">\S+?_nn1</text:span><text:span text:style-name="T68">|</text:span><text:span text:style-name="T259">(?#fork</text:span><text:span text:style-name="T260"> </text:span><text:soft-page-break/><text:span text:style-name="T260">2</text:span><text:span text:style-name="T259">)</text:span><text:span text:style-name="T68">\S+?_nd1</text:span><text:span text:style-name="T159"> </text:span><text:span text:style-name="T68">\S+?_i\S</text:span><text:span text:style-name="T159"> </text:span><text:span text:style-name="T68">\S+?_np1)</text:span><text:span text:style-name="T2">)</text:span><text:span text:style-name="T190">(?# SLOT 7L STEP1: Reject patterns </text:span><text:span text:style-name="T280">tributes to the country's formidable industry, cultures of this buffeted but protected region, </text:span><text:span text:style-name="T285">expressions of undying love for his wife, </text:span><text:span text:style-name="T289">members of the community east of Windsor</text:span><text:span text:style-name="T190">.)</text:span><text:span text:style-name="T2">|(\S+?_(nn2?|d[abd]2)</text:span><text:span text:style-name="T125"> </text:span><text:span text:style-name="T2">\S+?_(pnqs|ddq|cst)</text:span><text:span text:style-name="T125"> </text:span><text:span text:style-name="T2">\S+?_v\S+</text:span><text:span text:style-name="T125"> </text:span><text:span text:style-name="T2">\S+?_(jj[rt]?</text:span><text:span text:style-name="T39">|rr[rt]?</text:span><text:span text:style-name="T2">)</text:span><text:span text:style-name="T125"> </text:span><text:span text:style-name="T2">\S+?_(i\S)</text:span><text:span text:style-name="T125"> </text:span><text:span text:style-name="T2">\S+?_(a\S+|d\S+|m\S+)</text:span><text:span text:style-name="T125"> </text:span><text:span text:style-name="T2">\S+?_nn1)</text:span><text:span text:style-name="T190">(?# SLOT 7</text:span><text:span text:style-name="T195">L</text:span><text:span text:style-name="T190"> STEP 2: Reject pattern</text:span><text:span text:style-name="T280"> critics who are sympathetic to their cause, </text:span><text:span text:style-name="T286">caregivers who live further from their parent</text:span><text:span text:style-name="T190">)</text:span><text:span text:style-name="T2">|(\S+?_nn2?</text:span><text:span text:style-name="T125"> </text:span><text:span text:style-name="T2">\S+?_to</text:span><text:span text:style-name="T125"> </text:span><text:span text:style-name="T2">\S+?_v\Si</text:span><text:span text:style-name="T125"> </text:span><text:span text:style-name="T2">\S+?_\S*?i[fiow]\S*?</text:span><text:span text:style-name="T125"> </text:span><text:span text:style-name="T2">\S+?_(a\S+|d\S+|m\S+)</text:span><text:span text:style-name="T125"> </text:span><text:span text:style-name="T2">\S+?_jj[rt]?</text:span><text:span text:style-name="T125"> </text:span><text:span text:style-name="T2">\S+?_nn1)</text:span><text:span text:style-name="T190">(?#SLOT 7</text:span><text:span text:style-name="T195">L</text:span><text:span text:style-name="T190"> STEP 3: Reject pattern </text:span><text:span text:style-name="T280">investments to keep in a tax-sheltered account</text:span><text:span text:style-name="T190">.)</text:span><text:span text:style-name="T2">|((\S+?_(\S*?vm\S*?|vh\S|vdz)|n't_xx|([Hh]elp(s|ed|ing)?|[Ll]et(s|ting)?|[Mm]a(k(e(s)?|ing)|de)|[Ww]atch(e[sd]?|ing)?|[Hh]ear(s|d|ing)?)_vv\S+)</text:span><text:span text:style-name="T125"> </text:span><text:span text:style-name="T2">\S+?_(a\S+|d\S+|m\S+</text:span><text:span text:style-name="T105">|np1</text:span><text:span text:style-name="T2">)</text:span><text:span text:style-name="T125"> </text:span><text:span text:style-name="T2">\S+?_</text:span><text:span text:style-name="T94">(</text:span><text:span text:style-name="T263">(?#fork1)</text:span><text:span text:style-name="T105">(</text:span><text:span text:style-name="T2">jj[rt]?</text:span><text:span text:style-name="T105">|np1)</text:span><text:span text:style-name="T125"> </text:span><text:span text:style-name="T2">\S+?_</text:span><text:span text:style-name="T105">(</text:span><text:span text:style-name="T2">jj[rt]?</text:span><text:span text:style-name="T105">|ge)</text:span><text:span text:style-name="T125"> </text:span><text:span text:style-name="T2">\S+?_nn1</text:span><text:span text:style-name="T125"> </text:span><text:span text:style-name="T2">\S+?_i\S</text:span><text:span text:style-name="T94">|</text:span><text:span text:style-name="T263">(?#fork</text:span><text:span text:style-name="T268">2</text:span><text:span text:style-name="T263">)</text:span><text:span text:style-name="T94">np1</text:span><text:span text:style-name="T177"> </text:span><text:span text:style-name="T94">\S+?_np1</text:span><text:span text:style-name="T177"> </text:span><text:span text:style-name="T94">\S+?_nn1</text:span><text:span text:style-name="T177"> </text:span><text:span text:style-name="T94">\S+?_ge</text:span><text:span text:style-name="T119">)</text:span><text:span text:style-name="T2">)</text:span><text:span text:style-name="T190">(?# SLOT 7</text:span><text:span text:style-name="T195">L</text:span><text:span text:style-name="T190"> STEP 4: Reject pattern </text:span><text:span text:style-name="T280">let the new blue clay in </text:span><text:span text:style-name="T939">Madrid</text:span><text:span text:style-name="T280">, </text:span><text:span text:style-name="T294">does Andrea Steinemann ’s relationship with </text:span><text:span text:style-name="T877">Neuman</text:span><text:span text:style-name="T294">, </text:span><text:span text:style-name="T292">helping the LA county Sheriff ’s </text:span><text:span text:style-name="T876">department try</text:span><text:span text:style-name="T279">.</text:span><text:span text:style-name="T190">)</text:span><text:span text:style-name="T6">|(\S+?_(nn2?|d[abd]2)</text:span><text:span text:style-name="T126"> </text:span><text:span text:style-name="T6">\S+?_(pnqs|ddq|cst)</text:span><text:span text:style-name="T126"> </text:span><text:span text:style-name="T6">\S+?_</text:span><text:span text:style-name="T7">(</text:span><text:span text:style-name="T6">vbr|vh0</text:span><text:span text:style-name="T7">)</text:span><text:span text:style-name="T126"> </text:span><text:span text:style-name="T6">\S+?_vvn</text:span><text:span text:style-name="T126"> </text:span><text:span text:style-name="T6">\S+?_i\S</text:span><text:span text:style-name="T126"> </text:span><text:span text:style-name="T6">\S+?_</text:span><text:span text:style-name="T5">(a\S+|d\S+|m\S+|nnb </text:span><text:span text:style-name="T6">\S+?_</text:span><text:span text:style-name="T5">n\S+1)</text:span><text:span text:style-name="T6">)</text:span><text:span text:style-name="T191">(?# </text:span><text:span text:style-name="T192">SLOT 7</text:span><text:span text:style-name="T195">L</text:span><text:span text:style-name="T192"> STEP 5: Reject pattern </text:span><text:span text:style-name="T281">women who have returned to the show.</text:span><text:span text:style-name="T192"> </text:span><text:span text:style-name="T191">)</text:span><text:span text:style-name="T13">|(\S+?_(nn2?|d[abd]2)</text:span><text:span text:style-name="T130"> </text:span><text:span text:style-name="T13">\S+?_vv</text:span><text:span text:style-name="T41">[</text:span><text:span text:style-name="T13">g</text:span><text:span text:style-name="T41">n]</text:span><text:span text:style-name="T130"> </text:span><text:span text:style-name="T13">to_</text:span><text:span text:style-name="T41">\S+</text:span><text:span text:style-name="T130"> </text:span><text:span text:style-name="T13">\S+?_</text:span><text:span text:style-name="T41">(</text:span><text:span text:style-name="T13">v\Si</text:span><text:span text:style-name="T41">|jj[rt]?)</text:span><text:span text:style-name="T130"> </text:span><text:span text:style-name="T13">\S+?_</text:span><text:span text:style-name="T41">(</text:span><text:span text:style-name="T13">i\S</text:span><text:span text:style-name="T41">|cc)</text:span><text:span text:style-name="T130"> </text:span><text:span text:style-name="T13">\S+?_(a\S+|d\S+|m\S+</text:span><text:span text:style-name="T41">|jj[rt]?</text:span><text:span text:style-name="T13">)</text:span><text:span text:style-name="T130"> </text:span><text:span text:style-name="T13">\S+?_n\S1</text:span><text:span text:style-name="T85">)</text:span><text:span text:style-name="T193">(?# SLOT 7</text:span><text:span text:style-name="T195">L</text:span><text:span text:style-name="T193"> STEP 6: Reject pattern</text:span><text:span text:style-name="T197">s</text:span><text:span text:style-name="T193"> </text:span><text:span text:style-name="T282">businesses wanting to remain in the EU, </text:span><text:span text:style-name="T287">opinions related to ethical or responsible consumption</text:span><text:span text:style-name="T282">.</text:span><text:span text:style-name="T193"> )</text:span><text:span text:style-name="T15">|(\S+?_vv\S</text:span><text:span text:style-name="T132"> </text:span><text:soft-page-break/><text:span text:style-name="T15">\S+?_i\S</text:span><text:span text:style-name="T132"> </text:span><text:span text:style-name="T16">\S+?_</text:span><text:span text:style-name="T6">(nn2?|d[abd]2?</text:span><text:span text:style-name="T15">|pn1?</text:span><text:span text:style-name="T6">)</text:span><text:span text:style-name="T126"> </text:span><text:span text:style-name="T15">\S+?_vvn</text:span><text:span text:style-name="T132"> </text:span><text:span text:style-name="T15">\S+?_i\S</text:span><text:span text:style-name="T132"> </text:span><text:span text:style-name="T15">\S+?_</text:span><text:span text:style-name="T13">(a\S+|d\S+|m\S+)</text:span><text:span text:style-name="T15">)</text:span><text:span text:style-name="T194">(?#</text:span><text:span text:style-name="T195">SLOT 7L STEP 7: Reject erroneously tagged pattern </text:span><text:span text:style-name="T283">apologise to anyone affected by the </text:span><text:span text:style-name="T873">emergency work</text:span><text:span text:style-name="T195"> .</text:span><text:span text:style-name="T194">)</text:span><text:span text:style-name="T21">|(\S+?_vh\S</text:span><text:span text:style-name="T134"> </text:span><text:span text:style-name="T21">\S+?_</text:span><text:span text:style-name="T13">(a\S+|d\S+|m\S+)</text:span><text:span text:style-name="T130"> </text:span><text:span text:style-name="T21">\S+?_jjr?</text:span><text:span text:style-name="T134"> </text:span><text:span text:style-name="T21">\S+?_nn\S+</text:span><text:span text:style-name="T134"> </text:span><text:span text:style-name="T21">\S+?_i\S</text:span><text:span text:style-name="T134"> </text:span><text:span text:style-name="T21">\S+?_</text:span><text:span text:style-name="T13">(a\S+|d\S+|m\S+)</text:span><text:span text:style-name="T21">)</text:span><text:span text:style-name="T196">(?#SLOT 7L STEP 8: Reject pattern </text:span><text:span text:style-name="T874">many who </text:span><text:span text:style-name="T284">have no direct connection to the </text:span><text:span text:style-name="T874">war</text:span><text:span text:style-name="T284">.</text:span><text:span text:style-name="T196"> )</text:span><text:span text:style-name="T56">|(\S+?_i\S</text:span><text:span text:style-name="T150"> </text:span><text:span text:style-name="T56">\S+?_at1?</text:span><text:span text:style-name="T150"> </text:span><text:span text:style-name="T56">\S+?_jj[rt]?</text:span><text:span text:style-name="T150"> </text:span><text:span text:style-name="T56">\S+?_nn1</text:span><text:span text:style-name="T150"> </text:span><text:span text:style-name="T56">\S+?_i\S</text:span><text:span text:style-name="T150"> </text:span><text:span text:style-name="T56">\S+?_jjr?)</text:span><text:span text:style-name="T198">(?</text:span><text:span text:style-name="T199">#</text:span><text:span text:style-name="T198">SLOT 7L STEP 9: Reject erroneously tagged pattern </text:span><text:span text:style-name="T288">for the full force of radical </text:span><text:span text:style-name="T875">climate change_vv0</text:span><text:span text:style-name="T198"> .)</text:span><text:span text:style-name="T72">|(</text:span><text:span text:style-name="T73">and_cc</text:span><text:span text:style-name="T161"> </text:span><text:span text:style-name="T73">\S+?_(a\S+|d\S+|m\S+)</text:span><text:span text:style-name="T161"> </text:span><text:span text:style-name="T56">\S+?_jj[rt]?</text:span><text:span text:style-name="T150"> </text:span><text:span text:style-name="T73">\S+?_nn\d?</text:span><text:span text:style-name="T161"> </text:span><text:span text:style-name="T73">\S+?_i\S</text:span><text:span text:style-name="T161"> </text:span><text:span text:style-name="T73">\S+?_jjr?</text:span><text:span text:style-name="T72">)</text:span><text:span text:style-name="T200">(?#</text:span><text:span text:style-name="T201">SLOT 7L STEP 10: Reject pattern </text:span><text:span text:style-name="T290">and their wide application in genetic </text:span><text:span text:style-name="T936">research</text:span><text:span text:style-name="T201">.</text:span><text:span text:style-name="T200">)</text:span><text:span text:style-name="T86">|(if_csw?</text:span><text:span text:style-name="T171"> </text:span><text:span text:style-name="T86">\S+?_ppy</text:span><text:span text:style-name="T171"> </text:span><text:span text:style-name="T86">\S+?_vbr</text:span><text:span text:style-name="T171"> </text:span><text:span text:style-name="T73">\S+?_(a\S+|d\S+|m\S+)</text:span><text:span text:style-name="T161"> </text:span><text:span text:style-name="T86">\S+?_jj\S+</text:span><text:span text:style-name="T171"> </text:span><text:span text:style-name="T86">\S+?_jj\S+)</text:span><text:span text:style-name="T202">(?#SLOT 7L STEP 10: Reject imperative pattern </text:span><text:span text:style-name="T291">if you’re a bona fide </text:span><text:span text:style-name="T937">refugee find</text:span><text:span text:style-name="T202">.)</text:span><text:span text:style-name="T98">|(\S+?_(nn2?|d[abd]2)</text:span><text:span text:style-name="T178"> </text:span><text:span text:style-name="T98">\S+?_i\S</text:span><text:span text:style-name="T178"> </text:span><text:span text:style-name="T98">\S+?_np1</text:span><text:span text:style-name="T178"> </text:span><text:span text:style-name="T98">\S+?_cc</text:span><text:span text:style-name="T178"> </text:span><text:span text:style-name="T98">\S+?_rp</text:span><text:span text:style-name="T178"> </text:span><text:span text:style-name="T98">\S+?_(a\S+|d\S+|m\S+))</text:span><text:span text:style-name="T203">(?#SLOT 7L STEP 11: Reject pattern </text:span><text:span text:style-name="T293">people in Florida and around the </text:span><text:span text:style-name="T938">country</text:span><text:span text:style-name="T203"> .)</text:span><text:span text:style-name="T2">)\S+</text:span><text:span text:style-name="T190">(?# Close lookahead and match everything until the next whitespace.)</text:span><text:span text:style-name="T382">\s</text:span><text:span text:style-name="T2">(?!(</text:span><text:span text:style-name="T383">\S+?_(\S*?nn2?\S*?|d[abd]2</text:span><text:span text:style-name="T499">|mf</text:span><text:span text:style-name="T383">)</text:span><text:span text:style-name="T520"> </text:span><text:span text:style-name="T383">\S+?_i\S</text:span><text:span text:style-name="T520"> </text:span><text:span text:style-name="T383">\S+?_</text:span><text:span text:style-name="T470">(</text:span><text:span text:style-name="T263">(?#fork1)</text:span><text:span text:style-name="T383">(a\S+|d\S+|m\S+|nnb</text:span><text:span text:style-name="T458">|np1</text:span><text:span text:style-name="T383">)</text:span><text:span text:style-name="T520"> </text:span><text:span text:style-name="T383">\S+?_</text:span><text:span text:style-name="T497">(</text:span><text:span text:style-name="T263">(?#fork1</text:span><text:span text:style-name="T270">a</text:span><text:span text:style-name="T263">)</text:span><text:span text:style-name="T383">(jj[rt]?</text:span><text:span text:style-name="T513">(_rr)?</text:span><text:span text:style-name="T383">|\S*np1\S*)</text:span><text:span text:style-name="T520"> </text:span><text:span text:style-name="T383">\S+?_(jj[rt]?|\S*np1\S*|ge)</text:span><text:span text:style-name="T520"> </text:span><text:span text:style-name="T383">\S+?_nn1?</text:span><text:span text:style-name="T497">|</text:span><text:span text:style-name="T263">(?#fork1</text:span><text:span text:style-name="T270">b</text:span><text:span text:style-name="T263">)</text:span><text:span text:style-name="T497">nn1</text:span><text:span text:style-name="T565"> </text:span><text:span text:style-name="T497">of_io</text:span><text:span text:style-name="T499">|</text:span><text:span text:style-name="T263">(?#fork1</text:span><text:span text:style-name="T271">c</text:span><text:span text:style-name="T263">)</text:span><text:span text:style-name="T499">mc</text:span><text:span text:style-name="T566"> </text:span><text:span text:style-name="T499">\S+?_np1</text:span><text:span text:style-name="T500">)</text:span><text:span text:style-name="T470">|</text:span><text:span text:style-name="T263">(?#fork</text:span><text:span text:style-name="T265">2</text:span><text:span text:style-name="T263">)</text:span><text:span text:style-name="T470">jj</text:span><text:span text:style-name="T554"> </text:span><text:span text:style-name="T470">\S+?_nn1</text:span><text:span text:style-name="T554"> </text:span><text:span text:style-name="T470">\S+?_i\S</text:span><text:span text:style-name="T517">|\S*?jj\S*</text:span><text:span text:style-name="T573"> </text:span><text:span text:style-name="T517">\S+?_\S*?jj\S*</text:span><text:span text:style-name="T573"> </text:span><text:span text:style-name="T517">\S+?_jj</text:span><text:span text:style-name="T470">)</text:span><text:span text:style-name="T383">)</text:span><text:span text:style-name="T614">(?# SLOT 6L STEP 1: Reject pattern </text:span><text:span text:style-name="T701">organizations like the National Public Radio, reports from Dr. Tinker 's team, </text:span><text:span text:style-name="T709">lawyers for Algerian living in </text:span><text:span text:style-name="T924">Ottawa</text:span><text:span text:style-name="T614">, </text:span><text:span text:style-name="T712">odds of that kind of </text:span><text:span text:style-name="T928">event</text:span><text:span text:style-name="T359">, </text:span><text:span text:style-name="T360">thirds of the 50 United</text:span><text:span text:style-name="T929"> States</text:span><text:span text:style-name="T360">, </text:span><text:span text:style-name="T363">nominees for best animated short</text:span><text:span text:style-name="T933"> film</text:span><text:span text:style-name="T929"> </text:span><text:span text:style-name="T614">)</text:span><text:span text:style-name="T383">|(\S+?_nn2</text:span><text:span text:style-name="T520"> </text:span><text:soft-page-break/><text:span text:style-name="T383">\S+?_</text:span><text:span text:style-name="T471">(</text:span><text:span text:style-name="T383">\S*v\S[nd]\S*</text:span><text:span text:style-name="T471">|jj)</text:span><text:span text:style-name="T520"> </text:span><text:span text:style-name="T383">\S+?_i\S</text:span><text:span text:style-name="T520"> </text:span><text:span text:style-name="T383">\S+?_</text:span><text:span text:style-name="T471">(</text:span><text:span text:style-name="T263">(?#fork1)</text:span><text:span text:style-name="T383">(at1?|appge|d[ad]1|mc1)</text:span><text:span text:style-name="T520"> </text:span><text:span text:style-name="T383">\S+?_jj[rt]?</text:span><text:span text:style-name="T520"> </text:span><text:span text:style-name="T383">\S+?_n[np]1</text:span><text:span text:style-name="T471">|</text:span><text:span text:style-name="T263">(?#fork</text:span><text:span text:style-name="T266">2</text:span><text:span text:style-name="T263">)</text:span><text:span text:style-name="T471">np1</text:span><text:span text:style-name="T555"> </text:span><text:span text:style-name="T471">\S+?_ge)</text:span><text:span text:style-name="T383">)</text:span><text:span text:style-name="T614">(?# SLOT 6L STEP2: Reject pattern </text:span><text:span text:style-name="T701">worms hatched in the small intestine, </text:span><text:span text:style-name="T710">images available on Norad ’s </text:span><text:span text:style-name="T925">website</text:span><text:span text:style-name="T614">.)</text:span><text:span text:style-name="T383">|(\S+?_(nn2|d[abd]2)</text:span><text:span text:style-name="T520"> </text:span><text:span text:style-name="T383">\S+?_i\S</text:span><text:span text:style-name="T520"> </text:span><text:span text:style-name="T383">\S+?_(a\S+|d\S+|m\S+)</text:span><text:span text:style-name="T520"> </text:span><text:span text:style-name="T383">\S+?_nn1</text:span><text:span text:style-name="T520"> </text:span><text:span text:style-name="T383">\S+?_ge</text:span><text:span text:style-name="T520"> </text:span><text:span text:style-name="T383">\S+?_nn1)</text:span><text:span text:style-name="T614">(?# SLOT 6L STEP3: Reject pattern </text:span><text:span text:style-name="T701">nominees on the board's list</text:span><text:span text:style-name="T614">.)</text:span><text:span text:style-name="T383">|(and_cc</text:span><text:span text:style-name="T520"> </text:span><text:span text:style-name="T383">\S+?_</text:span><text:span text:style-name="T505">(</text:span><text:span text:style-name="T263">(?#fork1)</text:span><text:span text:style-name="T383">(a\S+|d\S+|m\S+)</text:span><text:span text:style-name="T520"> </text:span><text:span text:style-name="T383">\S+?_</text:span><text:span text:style-name="T511">(</text:span><text:span text:style-name="T263">(?#fork</text:span><text:span text:style-name="T273">1a</text:span><text:span text:style-name="T263">)</text:span><text:span text:style-name="T383">nn1</text:span><text:span text:style-name="T520"> </text:span><text:span text:style-name="T383">\S+?_ge</text:span><text:span text:style-name="T520"> </text:span><text:span text:style-name="T383">\S+?_jj[rt]?</text:span><text:span text:style-name="T520"> </text:span><text:span text:style-name="T383">\S+?_nn1</text:span><text:span text:style-name="T511">|</text:span><text:span text:style-name="T263">(?#fork</text:span><text:span text:style-name="T273">1b</text:span><text:span text:style-name="T263">)</text:span><text:span text:style-name="T511">\S*?jj\S*</text:span><text:span text:style-name="T569"> </text:span><text:span text:style-name="T511">\S+?_\S*?vvn\S*?</text:span><text:span text:style-name="T569"> </text:span><text:span text:style-name="T511">\S+?_jj[rt]?)</text:span><text:span text:style-name="T505">|</text:span><text:span text:style-name="T263">(?#fork</text:span><text:span text:style-name="T272">2</text:span><text:span text:style-name="T263">)</text:span><text:span text:style-name="T505">i\S</text:span><text:span text:style-name="T567"> </text:span><text:span text:style-name="T505">\S+?_appge</text:span><text:span text:style-name="T567"> </text:span><text:span text:style-name="T505">\S+?_nn1</text:span><text:span text:style-name="T567"> </text:span><text:span text:style-name="T505">\S+?_i\S)</text:span><text:span text:style-name="T383">)</text:span><text:span text:style-name="T614">(?# SLOT6L STEP4: Reject </text:span><text:span text:style-name="T626">patterns</text:span><text:span text:style-name="T614"> </text:span><text:span text:style-name="T701">and the child's crazy grandmother, </text:span><text:span text:style-name="T714">and from their point of </text:span><text:span text:style-name="T830">view </text:span><text:span text:style-name="T930">make, </text:span><text:span text:style-name="T362">and his long-banned Muslim</text:span><text:span text:style-name="T932"> Brotherhood.</text:span><text:span text:style-name="T614">)</text:span><text:span text:style-name="T383">|((\S+?_(\S*?vm\S*?|vh\S|vd</text:span><text:span text:style-name="T415">[d</text:span><text:span text:style-name="T383">z</text:span><text:span text:style-name="T415">]</text:span><text:span text:style-name="T383">)|n't_xx|([Hh]elp(s|ed|ing)?|[Ll]et(s|ting)?|[Mm]a(k(e(s)?|ing)|de)|[Ww]atch(e[sd]?|ing)?|[Hh]ear(s|ed|ing)?)_vv\S)</text:span><text:span text:style-name="T520"> </text:span><text:span text:style-name="T383">\S+?_(a\S+|d\S+|m\S+</text:span><text:span text:style-name="T504">|pn1</text:span><text:span text:style-name="T383">)</text:span><text:span text:style-name="T520"> </text:span><text:span text:style-name="T383">\S+?_</text:span><text:span text:style-name="T512">(</text:span><text:span text:style-name="T494">(</text:span><text:span text:style-name="T383">jj</text:span><text:span text:style-name="T415">[rt]?</text:span><text:span text:style-name="T504">\S*</text:span><text:span text:style-name="T494">|nn1)</text:span><text:span text:style-name="T520"> </text:span><text:span text:style-name="T494">(</text:span><text:span text:style-name="T383">\S+?_(\S*?jj\S*?|i\S)</text:span><text:span text:style-name="T494">|like_\S+)</text:span><text:span text:style-name="T520"> </text:span><text:span text:style-name="T383">\S+?_</text:span><text:span text:style-name="T494">(</text:span><text:span text:style-name="T383">\S*?jj[rt]?\S*?</text:span><text:span text:style-name="T494">|np1)</text:span><text:span text:style-name="T520"> </text:span><text:span text:style-name="T383">\S+?_n</text:span><text:span text:style-name="T494">[</text:span><text:span text:style-name="T383">n</text:span><text:span text:style-name="T494">p]</text:span><text:span text:style-name="T383">1</text:span><text:span text:style-name="T512">|np1</text:span><text:span text:style-name="T570"> </text:span><text:span text:style-name="T512">\S+?_nn1</text:span><text:span text:style-name="T570"> </text:span><text:span text:style-name="T512">\S+?_i\S)</text:span><text:span text:style-name="T383">)</text:span><text:span text:style-name="T614">(?#SLOT6L STEP5: Reject patterns </text:span><text:span text:style-name="T701">watch the bitter Republican presidential primary</text:span><text:span text:style-name="T614"> </text:span><text:span text:style-name="T381">take, </text:span><text:span text:style-name="T349">can a movie without spoken dialogue</text:span><text:span text:style-name="T381"> have</text:span><text:span text:style-name="T614">, </text:span><text:span text:style-name="T625">erroneously tagged pattern</text:span><text:span text:style-name="T614"> </text:span><text:span text:style-name="T711">Would a guy like_vvi George Soros, </text:span><text:span text:style-name="T713">will anything short of military action, </text:span><text:span text:style-name="T715">does the Washington office of </text:span><text:span text:style-name="T831">NASA</text:span><text:span text:style-name="T614">)</text:span><text:span text:style-name="T383">|((\S+?_(\S*?vm\S*?|vh\S|vd</text:span><text:span text:style-name="T415">[d</text:span><text:span text:style-name="T383">z</text:span><text:span text:style-name="T415">]</text:span><text:span text:style-name="T383">)|n't_xx|([Hh]elp(s|ed|ing)?|[Ll]et(s|ting)?|[Mm]a(k(e(s)?|ing)|de)|[Ww]atch(e[sd]?|ing)?|[Hh]ear(s|d|ing)?)_vv\S)</text:span><text:span text:style-name="T520"> </text:span><text:span text:style-name="T383">\S+?_(a\S+|d\S+|m\S+)</text:span><text:span text:style-name="T520"> </text:span><text:span text:style-name="T383">\S+?_jj[rt]?</text:span><text:span text:style-name="T520"> </text:span><text:span text:style-name="T383">\S+?_nn1</text:span><text:span text:style-name="T520"> </text:span><text:span text:style-name="T383">\S+?_i\S)</text:span><text:span text:style-name="T614">(?# SLOT6L </text:span><text:soft-page-break/><text:span text:style-name="T614">STEP6: Reject pattern </text:span><text:span text:style-name="T701">how does a blind guy like </text:span><text:span text:style-name="T819">this</text:span><text:span text:style-name="T701">.</text:span><text:span text:style-name="T614">)</text:span><text:span text:style-name="T383">|(n't_xx</text:span><text:span text:style-name="T520"> </text:span><text:span text:style-name="T383">\S+?_(a\S+|d\S+|m\S+)</text:span><text:span text:style-name="T520"> </text:span><text:span text:style-name="T383">\S+?_np1</text:span><text:span text:style-name="T520"> </text:span><text:span text:style-name="T383">or_cc</text:span><text:span text:style-name="T520"> </text:span><text:span text:style-name="T383">\S+?_nn[ult]?1)</text:span><text:span text:style-name="T614">(?# SLOT 6 STEP 7: Reject pattern </text:span><text:span text:style-name="T377">ca</text:span><text:span text:style-name="T614"> </text:span><text:span text:style-name="T349">nt the NFL or Home</text:span><text:span text:style-name="T614"> </text:span><text:span text:style-name="T377">Depot.</text:span><text:span text:style-name="T614">)</text:span><text:span text:style-name="T383">|(\S+?_</text:span><text:span text:style-name="T475">(</text:span><text:span text:style-name="T383">nn[ult]?2?</text:span><text:span text:style-name="T475">|dd2)</text:span><text:span text:style-name="T520"> </text:span><text:span text:style-name="T383">\S+?_</text:span><text:span text:style-name="T475">(</text:span><text:span text:style-name="T383">pnqs|ddq|cst</text:span><text:span text:style-name="T475">)</text:span><text:span text:style-name="T520"> </text:span><text:span text:style-name="T383">\S+?_v</text:span><text:span text:style-name="T495">[</text:span><text:span text:style-name="T383">v</text:span><text:span text:style-name="T495">h]</text:span><text:span text:style-name="T475">[</text:span><text:span text:style-name="T383">0</text:span><text:span text:style-name="T475">d]</text:span><text:span text:style-name="T520"> </text:span><text:span text:style-name="T383">\S+?_</text:span><text:span text:style-name="T495">(</text:span><text:span text:style-name="T263">(?#fork</text:span><text:span text:style-name="T269">1</text:span><text:span text:style-name="T263">)</text:span><text:span text:style-name="T383">i\S</text:span><text:span text:style-name="T520"> </text:span><text:span text:style-name="T475">\S+?_</text:span><text:span text:style-name="T383">(a\S+|d\S+|m\S+|\S*?jj[rt]?\S*?</text:span><text:span text:style-name="T496">)</text:span><text:span text:style-name="T495">|</text:span><text:span text:style-name="T263">(?#fork</text:span><text:span text:style-name="T265">2</text:span><text:span text:style-name="T263">)</text:span><text:span text:style-name="T495">v[vd]n \S+?_i\S)</text:span><text:span text:style-name="T383">)</text:span><text:span text:style-name="T614">(?# SLOT 6 STEP 8: Reject pattern </text:span><text:span text:style-name="T701">people who go into public </text:span><text:span text:style-name="T377">office</text:span><text:span text:style-name="T614">.)</text:span><text:span text:style-name="T383">|(</text:span><text:span text:style-name="T2">[Ll]isten(s|ing|ed)?_vv\S</text:span><text:span text:style-name="T125"> </text:span><text:span text:style-name="T2">to_ii</text:span><text:span text:style-name="T125"> </text:span><text:span text:style-name="T2">\S+?_(a\S+|d\S+|m\S+)</text:span><text:span text:style-name="T125"> </text:span><text:span text:style-name="T2">\S+?_(jj[rt]?|md)</text:span><text:span text:style-name="T125"> </text:span><text:span text:style-name="T2">\S+?_(jj[rt]?|md)</text:span><text:span text:style-name="T383">)</text:span><text:span text:style-name="T614">(?# SLOT 6 STEP 9: Reject pattern </text:span><text:span text:style-name="T701">listen to the next big </text:span><text:span text:style-name="T819">guy speak</text:span><text:span text:style-name="T701">.</text:span><text:span text:style-name="T614">)</text:span><text:span text:style-name="T401">|((\S+?_(\S*?vm\S*?|vh\S|vdz)|n't_xx|([Hh]elp(s|ed|ing)?|[Ll]et(s|ting)?|[Mm]a(k(e(s)?|ing)|de)|[Ww]atch(e[sd]?|ing)?|[Hh]ear(s|d|ing)?</text:span><text:span text:style-name="T440">|</text:span><text:span text:style-name="T31">[Ff]e(els?(ing)?|lt)</text:span><text:span text:style-name="T401">)_vv\S)</text:span><text:span text:style-name="T528"> </text:span><text:span text:style-name="T401">\S+?_(a\S+|d\S+|m\S+)</text:span><text:span text:style-name="T528"> </text:span><text:span text:style-name="T401">\S+?_nn\d?</text:span><text:span text:style-name="T528"> </text:span><text:span text:style-name="T401">\S+?_i\S</text:span><text:span text:style-name="T528"> </text:span><text:span text:style-name="T402">\S+?_</text:span><text:span text:style-name="T401">(a\S+|d\S+|m\S+))</text:span><text:span text:style-name="T615">(?#</text:span><text:span text:style-name="T616">SLOT 6 STEP 10: Reject pattern </text:span><text:span text:style-name="T702">let the uncertainty over his </text:span><text:span text:style-name="T820">future</text:span><text:span text:style-name="T623">, </text:span><text:span text:style-name="T708">felt the spirit of the </text:span><text:span text:style-name="T921">Stampede</text:span><text:span text:style-name="T616">.</text:span><text:span text:style-name="T615">)</text:span><text:span text:style-name="T409">|(and_cc</text:span><text:span text:style-name="T532"> </text:span><text:span text:style-name="T409">\S+?_(a\S+|d\S+|m\S+)</text:span><text:span text:style-name="T532"> </text:span><text:span text:style-name="T409">\S+?_n\S+1</text:span><text:span text:style-name="T532"> </text:span><text:span text:style-name="T409">\S+?_i\S</text:span><text:span text:style-name="T532"> </text:span><text:span text:style-name="T409">\S+?_np1)</text:span><text:span text:style-name="T617">(?#SLOT 6 STEP 11: Reject pattern </text:span><text:span text:style-name="T703">and the fisherman in Nova </text:span><text:span text:style-name="T821">Scotia</text:span><text:span text:style-name="T703">.</text:span><text:span text:style-name="T617"> )</text:span><text:span text:style-name="T415">|((\S+?_(\S*?vm\S*?|vh\S|vd[dz])|n't_xx|([Hh]elp(s|ed|ing)?|[Ll]et(s|ting)?|[Mm]a(k(e(s)?|ing)|de)|[Ww]atch(e[sd]?|ing)?|[Hh]ear(s|ed|ing)?)_vv\S)</text:span><text:span text:style-name="T534"> </text:span><text:span text:style-name="T415">\S+?_rr21</text:span><text:span text:style-name="T534"> </text:span><text:span text:style-name="T415">\S+?_rr22</text:span><text:span text:style-name="T534"> </text:span><text:span text:style-name="T415">\S+?_pn1</text:span><text:span text:style-name="T534"> </text:span><text:span text:style-name="T415">\S+?_i\S)</text:span><text:span text:style-name="T618">(?# </text:span><text:span text:style-name="T619">SLOT 6L STEP </text:span><text:span text:style-name="T624">12</text:span><text:span text:style-name="T619">: Reject pattern </text:span><text:span text:style-name="T704">make just about anyone except </text:span><text:span text:style-name="T822">Zeb</text:span><text:span text:style-name="T619"> .</text:span><text:span text:style-name="T618">)</text:span><text:span text:style-name="T416">|(</text:span><text:span text:style-name="T24">\S+?_(nn2?|d[abd]2)</text:span><text:span text:style-name="T135"> </text:span><text:span text:style-name="T24">\S+?_i\S</text:span><text:span text:style-name="T135"> </text:span><text:span text:style-name="T24">\S+?_n[np]\d?</text:span><text:span text:style-name="T135"> </text:span><text:span text:style-name="T24">\S+?_ge</text:span><text:span text:style-name="T135"> </text:span><text:span text:style-name="T24">\S+?_jj[rt]?</text:span><text:span text:style-name="T416">)</text:span><text:soft-page-break/><text:span text:style-name="T620">(?# SLOT 6L STEP </text:span><text:span text:style-name="T624">13</text:span><text:span text:style-name="T620">: Reject pattern </text:span><text:span text:style-name="T705">enemies of God ’s natural </text:span><text:span text:style-name="T823">creation</text:span><text:span text:style-name="T620"> .)</text:span><text:span text:style-name="T417">|(</text:span><text:span text:style-name="T24">\S+?_(nn2?|d[abd]2)</text:span><text:span text:style-name="T135"> </text:span><text:span text:style-name="T25">\S+?_vvg</text:span><text:span text:style-name="T136"> </text:span><text:span text:style-name="T25">\S+?_rp</text:span><text:span text:style-name="T136"> </text:span><text:span text:style-name="T25">\S+?_i\S</text:span><text:span text:style-name="T136"> </text:span><text:span text:style-name="T25">\S+?_</text:span><text:span text:style-name="T26">(a\S+|d\S+|m\S+)</text:span><text:span text:style-name="T417">)</text:span><text:span text:style-name="T621">(?#SLOT 6L STEP </text:span><text:span text:style-name="T624">14</text:span><text:span text:style-name="T621">: Reject pattern </text:span><text:span text:style-name="T706">paths leading off to the </text:span><text:span text:style-name="T824">side</text:span><text:span text:style-name="T621"> .)</text:span><text:span text:style-name="T419">|(\S+?_vm</text:span><text:span text:style-name="T536"> </text:span><text:span text:style-name="T419">\S+?_r\S</text:span><text:span text:style-name="T536"> </text:span><text:span text:style-name="T419">\S+?_cc</text:span><text:span text:style-name="T536"> </text:span><text:span text:style-name="T419">\S+?_i\S</text:span><text:span text:style-name="T536"> </text:span><text:span text:style-name="T419">\S+?_jjr?)</text:span><text:span text:style-name="T622">(?# SLOT 6L STEP </text:span><text:span text:style-name="T624">15</text:span><text:span text:style-name="T622">: Reject pattern </text:span><text:span text:style-name="T707">can sometimes and with great </text:span><text:span text:style-name="T825">difficulty</text:span><text:span text:style-name="T622"> .)</text:span><text:span text:style-name="T53">|(\S+?_(</text:span><text:span text:style-name="T54">[\.\?!:]|null</text:span><text:span text:style-name="T53">)</text:span><text:span text:style-name="T148"> </text:span><text:span text:style-name="T53">\S+?_</text:span><text:span text:style-name="T77">(</text:span><text:span text:style-name="T263">(?#fork1)</text:span><text:span text:style-name="T53">ex</text:span><text:span text:style-name="T148"> </text:span><text:span text:style-name="T53">\S+?_vbz</text:span><text:span text:style-name="T148"> </text:span><text:span text:style-name="T53">\S+?_r</text:span><text:span text:style-name="T54">[rt]</text:span><text:span text:style-name="T148"> </text:span><text:span text:style-name="T11">\S+?_(a\S+|d\S+|m\S+</text:span><text:span text:style-name="T77">)|</text:span><text:span text:style-name="T263">(?#fork</text:span><text:span text:style-name="T264">2</text:span><text:span text:style-name="T263">)</text:span><text:span text:style-name="T77">n[np]1</text:span><text:span text:style-name="T165"> </text:span><text:span text:style-name="T77">\S+?_jj[rt]?</text:span><text:span text:style-name="T165"> </text:span><text:span text:style-name="T77">\S+?_i\S</text:span><text:span text:style-name="T165"> </text:span><text:span text:style-name="T77">\S+?_jj[rt]?</text:span><text:span text:style-name="T83">|</text:span><text:span text:style-name="T263">(?#fork</text:span><text:span text:style-name="T267">3</text:span><text:span text:style-name="T263">)</text:span><text:span text:style-name="T83">pph1</text:span><text:span text:style-name="T170"> </text:span><text:span text:style-name="T83">\S+?_vb\S+</text:span><text:span text:style-name="T170"> </text:span><text:span text:style-name="T83">\S+?_</text:span><text:span text:style-name="T84">(a\S+|d\S+|m\S+)</text:span><text:span text:style-name="T169"> </text:span><text:span text:style-name="T83">\S+?_jj[rt]?</text:span><text:span text:style-name="T11">)</text:span><text:span text:style-name="T53">)</text:span><text:span text:style-name="T244">(?#SLOT </text:span><text:span text:style-name="T245">6</text:span><text:span text:style-name="T244">L STEP 1</text:span><text:span text:style-name="T245">8</text:span><text:span text:style-name="T244">: Reject incorrectly tagged pattern</text:span><text:span text:style-name="T251">s</text:span><text:span text:style-name="T244"> </text:span><text:span text:style-name="T350">&lt;sentence end&gt; There is always a</text:span><text:span text:style-name="T244"> </text:span><text:span text:style-name="T826">wine spill_vv0</text:span><text:span text:style-name="T244"> </text:span><text:span text:style-name="T251">and </text:span><text:span text:style-name="T354">null Ottawa unprepared for major oil </text:span><text:span text:style-name="T923">spill_vv0</text:span><text:span text:style-name="T251">., </text:span><text:span text:style-name="T355">&lt;colon&gt; it is an excellent </text:span><text:span text:style-name="T926">stress reliever.</text:span><text:span text:style-name="T244">)</text:span><text:span text:style-name="T58">|(\S+?_rp</text:span><text:span text:style-name="T151"> </text:span><text:span text:style-name="T58">\S+?_i\S</text:span><text:span text:style-name="T151"> </text:span><text:span text:style-name="T152">\</text:span><text:span text:style-name="T59">S+_</text:span><text:span text:style-name="T58">nnt?2?</text:span><text:span text:style-name="T151"> </text:span><text:span text:style-name="T58">\S+?_i\S</text:span><text:span text:style-name="T151"> </text:span><text:span text:style-name="T58">\S+?_a\S+)</text:span><text:span text:style-name="T246">(?# SLOT 6L STEP <text:s/></text:span><text:span text:style-name="T247">16: Reject erroneously tagged pattern </text:span><text:span text:style-name="T351">down within days of its </text:span><text:span text:style-name="T827">July launch_vv0</text:span><text:span text:style-name="T247"> .</text:span><text:span text:style-name="T246">)</text:span><text:span text:style-name="T62">|(\S+?_v[bv]\S+</text:span><text:span text:style-name="T154"> </text:span><text:span text:style-name="T62">\S+?_i\S</text:span><text:span text:style-name="T154"> </text:span><text:span text:style-name="T62">\S+?_n[np]t?\d?</text:span><text:span text:style-name="T154"> </text:span><text:span text:style-name="T62">\S+?_ge</text:span><text:span text:style-name="T154"> </text:span><text:span text:style-name="T62">\S+?_jj[rt]?)</text:span><text:span text:style-name="T248">(?#SLOT 6L STEP 17: Reject erroneously tagged pattern </text:span><text:span text:style-name="T352">run into BP ’s massive </text:span><text:span text:style-name="T828">oil spill_vv0</text:span><text:span text:style-name="T248"> .)</text:span><text:span text:style-name="T74">|(are_vbr</text:span><text:span text:style-name="T162"> </text:span><text:span text:style-name="T74">\S+?_v[</text:span><text:span text:style-name="T75">vd</text:span><text:span text:style-name="T74">]</text:span><text:span text:style-name="T75">g</text:span><text:span text:style-name="T163"> </text:span><text:span text:style-name="T75">\S+?_jj[rt]?</text:span><text:span text:style-name="T163"> </text:span><text:span text:style-name="T75">\S+?_ii21</text:span><text:span text:style-name="T163"> </text:span><text:span text:style-name="T75">\S+?_ii22</text:span><text:span text:style-name="T74">)</text:span><text:span text:style-name="T249">(?#</text:span><text:span text:style-name="T250">SLOT 6L STEP17: Reject incorrectly tagged pattern </text:span><text:span text:style-name="T922">rivers </text:span><text:span text:style-name="T353">are running high because of </text:span><text:span text:style-name="T922">snow melt_vv0</text:span><text:span text:style-name="T250"> </text:span><text:span text:style-name="T249">)</text:span><text:span text:style-name="T88">|(and_cc</text:span><text:span text:style-name="T173"> </text:span><text:span text:style-name="T88">\S+?_jjr?</text:span><text:span text:style-name="T173"> </text:span><text:span text:style-name="T88">\S+?_nn1</text:span><text:span text:style-name="T173"> </text:span><text:span text:style-name="T88">\S+?_np1</text:span><text:span text:style-name="T173"> </text:span><text:span text:style-name="T88">\S+?_np1</text:span><text:span text:style-name="T173"> </text:span><text:span text:style-name="T88">each_dd1)</text:span><text:span text:style-name="T252">(?#SLOT 6L STEP18: Reject pattern </text:span><text:span text:style-name="T356">and rhythmic gymnast Alexandra Orlando each</text:span><text:span text:style-name="T252">.)</text:span><text:span text:style-name="T104">|(\S+?_(pnqs|cst|ddq)</text:span><text:span text:style-name="T181"> </text:span><text:span text:style-name="T104">\S+?_(vbr|vv0)</text:span><text:span text:style-name="T181"> </text:span><text:span text:style-name="T104">\S+?_jj[rt]?</text:span><text:span text:style-name="T181"> </text:span><text:span text:style-name="T104">\S+?_i\S</text:span><text:span text:style-name="T181"> </text:span><text:span text:style-name="T104">\S+?_np1)</text:span><text:span text:style-name="T253">(?#SLOT 6L STEP 19: Reject pattern </text:span><text:span text:style-name="T357">who are close to Bobby </text:span><text:span text:style-name="T927">Brown</text:span><text:span text:style-name="T253"> .)</text:span><text:span text:style-name="T106">|(\S+?_cs(_rrq)?</text:span><text:span text:style-name="T182"> </text:span><text:span text:style-name="T83">\S+?_</text:span><text:span text:style-name="T84">(a\S+|d\S+|m\S+)</text:span><text:span text:style-name="T169"> </text:span><text:span text:style-name="T106">\S+?_nn1</text:span><text:span text:style-name="T182"> </text:span><text:span text:style-name="T106">of_io</text:span><text:span text:style-name="T182"> </text:span><text:span text:style-name="T106">\S+?_nn1)</text:span><text:span text:style-name="T254">(?#SLOT 6L STEP 20: Reject pattern </text:span><text:span text:style-name="T358">when our institution of law </text:span><text:soft-page-break/><text:span text:style-name="T829">enforcement do</text:span><text:span text:style-name="T254"> .)</text:span><text:span text:style-name="T115">|(\S+?_vv\S</text:span><text:span text:style-name="T184"> </text:span><text:span text:style-name="T115">\S+?_i\S</text:span><text:span text:style-name="T184"> </text:span><text:span text:style-name="T115">\S+?_n[np]1\S*</text:span><text:span text:style-name="T184"> </text:span><text:span text:style-name="T115">\S+?_i\S</text:span><text:span text:style-name="T184"> </text:span><text:span text:style-name="T83">\S+?_</text:span><text:span text:style-name="T84">(a\S+|d\S+|m\S+)</text:span><text:span text:style-name="T115">)</text:span><text:span text:style-name="T255">(?#SLOT 6L STEP 21: Reject pattern </text:span><text:span text:style-name="T361">voted for Obama on the </text:span><text:span text:style-name="T931">first go_vv0 around</text:span><text:span text:style-name="T255"> .)</text:span><text:span text:style-name="T383">)\S+</text:span><text:span text:style-name="T774">(</text:span><text:span text:style-name="T614">?# Close the lookahead and match everything until a whitespace.)</text:span><text:span text:style-name="T576">\s</text:span><text:span text:style-name="T383">(?!((and_cc</text:span><text:span text:style-name="T520"> </text:span><text:span text:style-name="T383">\S+?_(at1?|appge|mc1|\S*jj\S*|n[np]1)</text:span><text:span text:style-name="T520"> </text:span><text:span text:style-name="T383">\S+?_(i\S|\S*np1\S*|\S*jj\S*)</text:span><text:span text:style-name="T520"> </text:span><text:span text:style-name="T383">\S+?_(at1?|appge|d[ad]1|mc1|jj|i\S</text:span><text:span text:style-name="T412">|np1</text:span><text:span text:style-name="T383">)</text:span><text:span text:style-name="T520"> </text:span><text:span text:style-name="T383">\S+?_n[np]1)</text:span><text:span text:style-name="T627">(?# SLOT 5L STEP 1. Reject patterns </text:span><text:span text:style-name="T716">and knowledge of the issue, and Henry Waxman of California, </text:span><text:span text:style-name="T720">and literature of French Canada</text:span><text:span text:style-name="T716"> </text:span><text:span text:style-name="T627">BUT MATCH</text:span><text:span text:style-name="T716"> and the attached practice facility.</text:span><text:span text:style-name="T627">)</text:span><text:span text:style-name="T579">|(\S+?_(nn2?(_\S+)?|d[da]2?)</text:span><text:span text:style-name="T520"> </text:span><text:span text:style-name="T579">\S+?_(i\S|rr</text:span><text:span text:style-name="T585">|vvn</text:span><text:span text:style-name="T579">)</text:span><text:span text:style-name="T520"> </text:span><text:span text:style-name="T579">\S+?_</text:span><text:span text:style-name="T597">(</text:span><text:span text:style-name="T682">(?#fork</text:span><text:span text:style-name="T683">1</text:span><text:span text:style-name="T682">)</text:span><text:span text:style-name="T579">(a\S+|d\S+|m\S+|n</text:span><text:span text:style-name="T595">[</text:span><text:span text:style-name="T585">p</text:span><text:span text:style-name="T595">d]</text:span><text:span text:style-name="T585">\d?</text:span><text:span text:style-name="T579">|i\S</text:span><text:span text:style-name="T603">(_r[lp]@?)?</text:span><text:span text:style-name="T579">|\S*?jj\S*?</text:span><text:span text:style-name="T583">|r</text:span><text:span text:style-name="T593">[</text:span><text:span text:style-name="T583">l</text:span><text:span text:style-name="T593">p]</text:span><text:span text:style-name="T579">)</text:span><text:span text:style-name="T520"> </text:span><text:span text:style-name="T579">\S+?_(at</text:span><text:span text:style-name="T583">1?</text:span><text:span text:style-name="T579">|j\S+|\S*np1\S*|ge</text:span><text:span text:style-name="T584">|da</text:span><text:span text:style-name="T593">|ii</text:span><text:span text:style-name="T579">)</text:span><text:span text:style-name="T520"> </text:span><text:span text:style-name="T579">\S+?_(n[a-z]+1?)</text:span><text:span text:style-name="T597">|</text:span><text:span text:style-name="T682">(?#fork2)</text:span><text:span text:style-name="T468">nn1 \S+?_i\S</text:span><text:span text:style-name="T598">)</text:span><text:span text:style-name="T579">)</text:span><text:span text:style-name="T627">(?# SLOT 5L STEP 2. Reject the patterns </text:span><text:span text:style-name="T716">rumors in the art world, monsters in my dark basement, rebels in Syria 's south, those in the inner circle, visitors from around the world, houses in downtown Buenos Aires, </text:span><text:span text:style-name="T942">coctail</text:span><text:span text:style-name="T716"> haunts all over the city, </text:span><text:span text:style-name="T717">pictures from inside the warehous</text:span><text:span text:style-name="T718">e, cars </text:span><text:span text:style-name="T719">sold</text:span><text:span text:style-name="T718"> in the UK, </text:span><text:span text:style-name="T722">drivers held up in traffic, </text:span><text:span text:style-name="T723">forms of identification in </text:span><text:span text:style-name="T906">Canada</text:span><text:span text:style-name="T722">.</text:span><text:span text:style-name="T627">)</text:span><text:span text:style-name="T579">|(\S+?_(nn2?(_\S+)?|d[da]2?)</text:span><text:span text:style-name="T520"> </text:span><text:span text:style-name="T383">\S+?_</text:span><text:span text:style-name="T469">(</text:span><text:span text:style-name="T682">(?#fork</text:span><text:span text:style-name="T683">1</text:span><text:span text:style-name="T682">)</text:span><text:span text:style-name="T383">(pnqs|cst)</text:span><text:span text:style-name="T520"> </text:span><text:span text:style-name="T383">\S+?_\S*vv0\S*</text:span><text:span text:style-name="T520"> </text:span><text:span text:style-name="T383">\S+?_i\S</text:span><text:span text:style-name="T520"> </text:span><text:span text:style-name="T383">\S+?_n[np]1</text:span><text:span text:style-name="T469">|</text:span><text:span text:style-name="T682">(?#fork</text:span><text:span text:style-name="T683">2</text:span><text:span text:style-name="T682">)</text:span><text:span text:style-name="T469">vvg</text:span><text:span text:style-name="T553"> </text:span><text:span text:style-name="T469">\S+?_i\S</text:span><text:span text:style-name="T553"> </text:span><text:span text:style-name="T469">\S+?_np1)</text:span><text:span text:style-name="T579">)</text:span><text:span text:style-name="T627">(?#SLOT 5L STEP 3. Reject pattern</text:span><text:span text:style-name="T628">s</text:span><text:span text:style-name="T775"> </text:span><text:span text:style-name="T716">civilians who remain in </text:span><text:span text:style-name="T295">Afganistan, </text:span><text:span text:style-name="T310">people living in Greater </text:span><text:span text:style-name="T907">Vancouver</text:span><text:span text:style-name="T627">.)</text:span><text:span text:style-name="T579">|(</text:span><text:span text:style-name="T383">(\S+?_(\S*?vm\S*?|vh\S|vd</text:span><text:span text:style-name="T413">[d</text:span><text:span text:style-name="T383">z</text:span><text:span text:style-name="T413">]</text:span><text:span text:style-name="T383">)|n't_xx|([Hh]elp(s|ed|ing)?|[Ll]et(s|ting)?|[Mm]a(k(e(s)?|ing)|de)|[Ww]atch(e[sd]?|ing)?|[Hh]ear(s|ed|ing)?)_vv\S)</text:span><text:span text:style-name="T125"> </text:span><text:span text:style-name="T579">\S+?_</text:span><text:span text:style-name="T607">(</text:span><text:span text:style-name="T682">(?#fork</text:span><text:span text:style-name="T683">1</text:span><text:span text:style-name="T682">)</text:span><text:span text:style-name="T579">(</text:span><text:span text:style-name="T383">a\S+|d\S+</text:span><text:span text:style-name="T514">|jj</text:span><text:span text:style-name="T579">)</text:span><text:span text:style-name="T520"> </text:span><text:span text:style-name="T488">(</text:span><text:span text:style-name="T579">\S+?_(jj[rt%@]?|vvg</text:span><text:span text:style-name="T587">|np1</text:span><text:span text:style-name="T579">)</text:span><text:span text:style-name="T601">|very_rg)</text:span><text:span text:style-name="T520"> </text:span><text:soft-page-break/><text:span text:style-name="T579">\S+?_(n</text:span><text:span text:style-name="T605">(</text:span><text:span text:style-name="T588">p1</text:span><text:span text:style-name="T605">|nl1)</text:span><text:span text:style-name="T579">|jj</text:span><text:span text:style-name="T601">|da</text:span><text:span text:style-name="T579">)</text:span><text:span text:style-name="T520"> </text:span><text:span text:style-name="T579">\S+?_n\S+?1</text:span><text:span text:style-name="T520"> </text:span><text:span text:style-name="T579">\S+?_vv0</text:span><text:span text:style-name="T607">|</text:span><text:span text:style-name="T682">(?#fork</text:span><text:span text:style-name="T684">2</text:span><text:span text:style-name="T682">)</text:span><text:span text:style-name="T607">nn1</text:span><text:span text:style-name="T571"> </text:span><text:span text:style-name="T607">\S+?_nnb</text:span><text:span text:style-name="T571"> </text:span><text:span text:style-name="T607">\S+?_np1</text:span><text:span text:style-name="T571"> </text:span><text:span text:style-name="T607">\S+?_np1)</text:span><text:span text:style-name="T579">)</text:span><text:span text:style-name="T627">(?# SLOT 5L STEP 4. Reject pattern</text:span><text:span text:style-name="T629">s</text:span><text:span text:style-name="T627"> </text:span><text:span text:style-name="T716">helped the outstanding Czech goalkeeper</text:span><text:span text:style-name="T693"> </text:span><text:span text:style-name="T627">and </text:span><text:span text:style-name="T716">watched the surging new prospect, </text:span><text:span text:style-name="T724">let your very own father, </text:span><text:span text:style-name="T725">did the Wall Street </text:span><text:span text:style-name="T887">Journal</text:span><text:span text:style-name="T317">,</text:span><text:span text:style-name="T887"> </text:span><text:span text:style-name="T318">does Attourney General Eric Holder</text:span><text:span text:style-name="T627">)</text:span><text:span text:style-name="T579">|(\S+?_(nn2?|d[ab]2?)</text:span><text:span text:style-name="T520"> </text:span><text:span text:style-name="T579">\S+?_</text:span><text:span text:style-name="T592">(</text:span><text:span text:style-name="T579">v\S*\S[ng]\S*</text:span><text:span text:style-name="T592">|cc)</text:span><text:span text:style-name="T520"> </text:span><text:span text:style-name="T579">\S+?_\S*?</text:span><text:span text:style-name="T592">(</text:span><text:span text:style-name="T579">i\S\S*?</text:span><text:span text:style-name="T592">|a\S+)</text:span><text:span text:style-name="T520"> </text:span><text:span text:style-name="T579">\S+?_(at1?|appge|d[ab]1|mc1</text:span><text:span text:style-name="T592">|jj[rt]?</text:span><text:span text:style-name="T579">)</text:span><text:span text:style-name="T520"> </text:span><text:span text:style-name="T579">\S+?_nn1))</text:span><text:span text:style-name="T627">(?#SLOT 5L. STEP 4. Reject patterns</text:span><text:span text:style-name="T716"> records examined by the council, people getting off the ride, </text:span><text:span text:style-name="T721">families nor the medical world.</text:span><text:span text:style-name="T693">)</text:span><text:span text:style-name="T383">|((\S+?_(\S*?vm\S*?|vh\S|vd</text:span><text:span text:style-name="T421">[d</text:span><text:span text:style-name="T383">z</text:span><text:span text:style-name="T421">]</text:span><text:span text:style-name="T383">)|n't_xx|([Hh]elp(s|ed|ing)?|[Ll]et(s|ting)?|[Mm]a(k(e(s)?|ing)|de)|[Ww]atch(e[sd]?|ing)?|[Hh]ear(s|ed|ing)?</text:span><text:span text:style-name="T427">|</text:span><text:span text:style-name="T31">[Ff]e(els?(ing)?|lt)</text:span><text:span text:style-name="T383">)_vv\S)</text:span><text:span text:style-name="T520"> </text:span><text:span text:style-name="T383">\S+?_(at1?|appge|d[abd]\d?)</text:span><text:span text:style-name="T520"> </text:span><text:span text:style-name="T383">((or_cc)|(\S+?_n\S+))</text:span><text:span text:style-name="T520"> </text:span><text:span text:style-name="T383">\S+?_(ge|appge</text:span><text:span text:style-name="T400">|i\S</text:span><text:span text:style-name="T383">)</text:span><text:span text:style-name="T520"> </text:span><text:span text:style-name="T383">\S+?_n</text:span><text:span text:style-name="T400">[</text:span><text:span text:style-name="T383">n</text:span><text:span text:style-name="T400">p]</text:span><text:span text:style-name="T383">1)</text:span><text:span text:style-name="T204">(?# <text:s/>SLOT 5L STEP 5: Reject pattern </text:span><text:span text:style-name="T320">have the baby 's father </text:span><text:span text:style-name="T375">provide, </text:span><text:span text:style-name="T324">felt the flicker of strength</text:span><text:span text:style-name="T376"> grow</text:span><text:span text:style-name="T375">.</text:span><text:span text:style-name="T204">)</text:span><text:span text:style-name="T2">|((\S+?_(\S*?vm\S*?|vh\S|vdz)|n't_xx|([Hh]elp(s|ed|ing)?|[Ll]et(s|ting)?|[Mm]a(k(e(s)?|ing)|de)|[Ww]atch(e[sd]?|ing)?|[Hh]ear(s|ed|ing)?</text:span><text:span text:style-name="T32">|</text:span><text:span text:style-name="T31">[Ff]e(els?(ing)?|lt)</text:span><text:span text:style-name="T2">)_vv\S)</text:span><text:span text:style-name="T125"> </text:span><text:span text:style-name="T2">\S+?_rr</text:span><text:span text:style-name="T125"> </text:span><text:span text:style-name="T2">\S+?_(a\S+|d\S+|m\S+)</text:span><text:span text:style-name="T125"> </text:span><text:span text:style-name="T2">\S+?_jj[rt]?)</text:span><text:span text:style-name="T204">(?#SLOT 5L STEP 6: Reject pattern </text:span><text:span text:style-name="T320">make even a hot soup </text:span><text:span text:style-name="T832">seem</text:span><text:span text:style-name="T204">.)|</text:span><text:span text:style-name="T2">([Ll]isten(s|ing|ed)?_vv\S</text:span><text:span text:style-name="T125"> </text:span><text:span text:style-name="T2">to_ii</text:span><text:span text:style-name="T125"> </text:span><text:span text:style-name="T2">\S+?_(a\S+|d\S+|m\S+|nnb)</text:span><text:span text:style-name="T125"> </text:span><text:span text:style-name="T2">\S+?_</text:span><text:span text:style-name="T189">(jj[rt])?</text:span><text:span text:style-name="T2">|md|np1)</text:span><text:span text:style-name="T204">(?# SLOT 5L STEP 7: Reject pattern </text:span><text:span text:style-name="T320">listen to the big </text:span><text:span text:style-name="T832">guy speak</text:span><text:span text:style-name="T204">, </text:span><text:span text:style-name="T320">listen to dr. Mike </text:span><text:span text:style-name="T832">Pearce speak</text:span><text:span text:style-name="T204">)</text:span><text:span text:style-name="T11">|(\S+?_nn\S+</text:span><text:span text:style-name="T129"> </text:span><text:span text:style-name="T11">\S+?_i\S</text:span><text:span text:style-name="T129"> </text:span><text:span text:style-name="T11">\S+?_(a\S+|d\S+|m\S+)</text:span><text:span text:style-name="T129"> </text:span><text:span text:style-name="T11">\S+?_jj[rt]?)</text:span><text:span text:style-name="T205">(?# SLOT 5L STEP 8: Reject erroneously tagged pattern </text:span><text:span text:style-name="T321">access to the wider </text:span><text:span text:style-name="T833">EU market</text:span><text:span text:style-name="T205"> )</text:span><text:span text:style-name="T14">|(\S+?_(nn2?|d[abd]2)</text:span><text:span text:style-name="T131"> </text:span><text:span text:style-name="T14">\S+?_</text:span><text:span text:style-name="T42">(</text:span><text:span text:style-name="T14">i\S</text:span><text:span text:style-name="T17">(31)?</text:span><text:span text:style-name="T42">|</text:span><text:soft-page-break/><text:span text:style-name="T42">vvn)</text:span><text:span text:style-name="T131"> </text:span><text:span text:style-name="T14">\S+?_</text:span><text:span text:style-name="T17">(</text:span><text:span text:style-name="T14">jj[rt]?</text:span><text:span text:style-name="T17">|i</text:span><text:span text:style-name="T42">\S(</text:span><text:span text:style-name="T17">32</text:span><text:span text:style-name="T42">)?</text:span><text:span text:style-name="T17">)</text:span><text:span text:style-name="T131"> </text:span><text:span text:style-name="T14">\S+?_</text:span><text:span text:style-name="T42">(</text:span><text:span text:style-name="T14">i\S</text:span><text:span text:style-name="T17">(33)?</text:span><text:span text:style-name="T42">|</text:span><text:span text:style-name="T28">a\S+|d\S+|m\S+</text:span><text:span text:style-name="T42">)</text:span><text:span text:style-name="T14">)</text:span><text:span text:style-name="T206">(?# SLOT 5L STEP 9: Reject pattern</text:span><text:span text:style-name="T207">s</text:span><text:span text:style-name="T206"> </text:span><text:span text:style-name="T322">speakers from closer to </text:span><text:span text:style-name="T834">home include, </text:span><text:span text:style-name="T323">arguments in favour of</text:span><text:span text:style-name="T835"> Brexit get</text:span><text:span text:style-name="T206">, </text:span><text:span text:style-name="T325">experiences examined in this </text:span><text:span text:style-name="T920">article</text:span><text:span text:style-name="T206"> .)</text:span><text:span text:style-name="T28">|(\S+?_v\S+</text:span><text:span text:style-name="T137"> </text:span><text:span text:style-name="T28">\S+?_rp</text:span><text:span text:style-name="T137"> </text:span><text:span text:style-name="T28">\S+?_i\S</text:span><text:span text:style-name="T137"> </text:span><text:span text:style-name="T28">\S+?_(a\S+|d\S+|m\S+))</text:span><text:span text:style-name="T224">(?# SLOT </text:span><text:span text:style-name="T225">5</text:span><text:span text:style-name="T224">L STEP 7: Reject erroneously tagged pattern </text:span><text:span text:style-name="T296">turned back to the </text:span><text:span text:style-name="T878">landing form_VV0</text:span><text:span text:style-name="T224"> .)</text:span><text:span text:style-name="T29">|(and_cc</text:span><text:span text:style-name="T138"> </text:span><text:span text:style-name="T29">\S+?_</text:span><text:span text:style-name="T8">(a\S+|d\S+|m\S+)</text:span><text:span text:style-name="T128"> </text:span><text:span text:style-name="T29">\S+?_n[np]t?1</text:span><text:span text:style-name="T138"> </text:span><text:span text:style-name="T29">\S+?_i\S)</text:span><text:span text:style-name="T225">(?# SLOT 5L STEP 8: Reject pattern </text:span><text:span text:style-name="T297">and a bit of </text:span><text:span text:style-name="T879">fuel</text:span><text:span text:style-name="T225"> .)</text:span><text:span text:style-name="T37">|(\S+?_vm</text:span><text:span text:style-name="T139"> </text:span><text:span text:style-name="T37">\S+?_xx</text:span><text:span text:style-name="T139"> </text:span><text:span text:style-name="T37">\S+?_i\S</text:span><text:span text:style-name="T139"> </text:span><text:span text:style-name="T37">\S+?_</text:span><text:span text:style-name="T11">(a\S+|d\S+|m\S+)</text:span><text:span text:style-name="T37">)</text:span><text:span text:style-name="T226">(?# SLOT 5L STEP 8: Reject pattern </text:span><text:span text:style-name="T899">they </text:span><text:span text:style-name="T298">would not for the </text:span><text:span text:style-name="T899">world want</text:span><text:span text:style-name="T226"> .)</text:span><text:span text:style-name="T38">|(\S+?_vm</text:span><text:span text:style-name="T140"> </text:span><text:span text:style-name="T38">\S+?_vvi</text:span><text:span text:style-name="T140"> </text:span><text:span text:style-name="T38">\S+?_cc</text:span><text:span text:style-name="T140"> </text:span><text:span text:style-name="T38">\S+?_i\S)</text:span><text:span text:style-name="T227">(?#SLOT 5L STEP 8: Reject pattern </text:span><text:span text:style-name="T299">might believe and in fact </text:span><text:span text:style-name="T900">remember</text:span><text:span text:style-name="T227"> .)</text:span><text:span text:style-name="T44">|((n't_xx|\S+?_(vm|vh\S|vd</text:span><text:span text:style-name="T33">[d</text:span><text:span text:style-name="T44">z</text:span><text:span text:style-name="T33">]</text:span><text:span text:style-name="T44">)|([Hh]elp(s|ed|ing)?|[Ll]et(s|ting)?|[Mm]a(k(e(s)?|ing)|de)|[Ww]atch(e[sd]|ing)?|[Hh]ear(s|ed|ing)?</text:span><text:span text:style-name="T30">|</text:span><text:span text:style-name="T31">[Ff]e(els?(ing)?|lt)</text:span><text:span text:style-name="T44">)_vv\S)</text:span><text:span text:style-name="T142"> </text:span><text:span text:style-name="T44">\S+?_(</text:span><text:span text:style-name="T100">dd\d?|</text:span><text:span text:style-name="T44">n\S+1|pn1)</text:span><text:span text:style-name="T142"> </text:span><text:span text:style-name="T44">\S+?_</text:span><text:span text:style-name="T100">(</text:span><text:span text:style-name="T44">i\S</text:span><text:span text:style-name="T100">|mc)</text:span><text:span text:style-name="T142"> </text:span><text:span text:style-name="T44">\S+?_</text:span><text:span text:style-name="T8">(a\S+|d\S+|m\S+</text:span><text:span text:style-name="T100">|nnu</text:span><text:span text:style-name="T8">)</text:span><text:span text:style-name="T44">)</text:span><text:span text:style-name="T228">(?# SLOT 5L STEP 9: Reject pattern</text:span><text:span text:style-name="T240">s</text:span><text:span text:style-name="T228"> </text:span><text:span text:style-name="T300">Does anybody from this </text:span><text:span text:style-name="T901">generation</text:span><text:span text:style-name="T228"> , </text:span><text:span text:style-name="T313">does that 35 percent </text:span><text:span text:style-name="T908">rate</text:span><text:span text:style-name="T228">)</text:span><text:span text:style-name="T48">|(</text:span><text:span text:style-name="T45">(\S+?_(vm|vd[dz]</text:span><text:span text:style-name="T48">|vh\S</text:span><text:span text:style-name="T45">)|</text:span><text:span text:style-name="T46">(</text:span><text:span text:style-name="T45">[Mm]a[kd][ei](s|ing)?|[Ll]et(s|ting)?)_</text:span><text:span text:style-name="T46">vv\S)</text:span><text:span text:style-name="T143"> </text:span><text:span text:style-name="T48">\S+?_</text:span><text:span text:style-name="T26">(a\S+|d\S+|m\S+)</text:span><text:span text:style-name="T145"> </text:span><text:span text:style-name="T48">\S+?_nn1</text:span><text:span text:style-name="T144"> </text:span><text:span text:style-name="T48">\S+?_</text:span><text:span text:style-name="T102">(</text:span><text:span text:style-name="T48">cc</text:span><text:span text:style-name="T102">|i\S)</text:span><text:span text:style-name="T48">)</text:span><text:span text:style-name="T229">(?#SLOT 5L STEP 10: Reject pattern </text:span><text:span text:style-name="T301">have a pharmacist or </text:span><text:span text:style-name="T902">doctor check</text:span><text:span text:style-name="T229">, </text:span><text:span text:style-name="T314">will the outcome on </text:span><text:span text:style-name="T909">Tuesday.</text:span><text:span text:style-name="T229">)</text:span><text:span text:style-name="T50">|(\S+?_i\S</text:span><text:span text:style-name="T146"> </text:span><text:span text:style-name="T48">\S+?_</text:span><text:span text:style-name="T26">(a\S+|d\S+|m\S+)</text:span><text:span text:style-name="T145"> </text:span><text:span text:style-name="T50">\S+?_</text:span><text:span text:style-name="T57">(</text:span><text:span text:style-name="T50">jj[rt]?</text:span><text:span text:style-name="T57">|nn1)</text:span><text:span text:style-name="T146"> </text:span><text:span text:style-name="T50">\S+?_(jj[rt]?|nnt1</text:span><text:span text:style-name="T57">|ge</text:span><text:span text:style-name="T50">))</text:span><text:span text:style-name="T230">(?#SLOT 5L STEP 11: Reject incorrectly tagged pattern</text:span><text:span text:style-name="T233">s</text:span><text:span text:style-name="T230"> </text:span><text:span text:style-name="T302">on a lonely Christmas </text:span><text:span text:style-name="T880">Eve shift_vv0</text:span><text:span text:style-name="T230">, </text:span><text:span text:style-name="T305">for your company’s </text:span><text:span text:style-name="T883">RRSP plan_vv0</text:span><text:span text:style-name="T230">)</text:span><text:span text:style-name="T373">|(\S+?_vd\S</text:span><text:span text:style-name="T374"> </text:span><text:span text:style-name="T11">\S+?_(a\S+|d\S+|m\S+)</text:span><text:span text:style-name="T129"> </text:span><text:span text:style-name="T52">\S+?_jjr?</text:span><text:span text:style-name="T147"> </text:span><text:soft-page-break/><text:span text:style-name="T52">\S+?_(jjr?|nn1)</text:span><text:span text:style-name="T373">)</text:span><text:span text:style-name="T231">(?#SLOT 5L STEP 12: Reject erroneously tagged pattern </text:span><text:span text:style-name="T303">do a fecal occult </text:span><text:span text:style-name="T881">blood test_vv0</text:span><text:span text:style-name="T231"> .)</text:span><text:span text:style-name="T55">|</text:span><text:span text:style-name="T53">(\S+?_(</text:span><text:span text:style-name="T54">[\.\?!,]|null</text:span><text:span text:style-name="T53">)</text:span><text:span text:style-name="T148"> </text:span><text:span text:style-name="T61">(\</text:span><text:span text:style-name="T28">S+?_(a\S+|d\S+|m\S+)</text:span><text:span text:style-name="T137"> </text:span><text:span text:style-name="T55">\S+?_n[np]1</text:span><text:span text:style-name="T149"> </text:span><text:span text:style-name="T55">\S+?_ge</text:span><text:span text:style-name="T61">|</text:span><text:span text:style-name="T256">(?#fork)</text:span><text:span text:style-name="T61">\S+?_cc</text:span><text:span text:style-name="T156"> </text:span><text:span text:style-name="T61">\S+?_r[rt]</text:span><text:span text:style-name="T156"> </text:span><text:span text:style-name="T11">\S+?_(a\S+|d\S+|m\S+)</text:span><text:span text:style-name="T61">)</text:span><text:span text:style-name="T55">)</text:span><text:span text:style-name="T232">(?#SLOT 5L STEP 13: Reject pattern </text:span><text:span text:style-name="T304">&lt;sentence end&gt; The Keg ’s </text:span><text:span text:style-name="T882">management say</text:span><text:span text:style-name="T232">, </text:span><text:span text:style-name="T304">, </text:span><text:span text:style-name="T306">and often the </text:span><text:span text:style-name="T884">RCMP</text:span><text:span text:style-name="T232">)</text:span><text:span text:style-name="T64">|(\S+?_ex</text:span><text:span text:style-name="T157"> </text:span><text:span text:style-name="T64">\S+?_vm</text:span><text:span text:style-name="T157"> </text:span><text:span text:style-name="T64">be_vbi</text:span><text:span text:style-name="T157"> </text:span><text:span text:style-name="T11">\S+?_(a\S+|d\S+|m\S+</text:span><text:span text:style-name="T65">|jjr?</text:span><text:span text:style-name="T11">)</text:span><text:span text:style-name="T64">)</text:span><text:span text:style-name="T234">(?#</text:span><text:span text:style-name="T235">SLOT 5L STEP 14: Reject incorrectly tagged pattern </text:span><text:span text:style-name="T307">There will be considerable property </text:span><text:span text:style-name="T903">damage_vv0</text:span><text:span text:style-name="T235"> .</text:span><text:span text:style-name="T234">)</text:span><text:span text:style-name="T66">|(\S+?_(null|[,!\?\.])</text:span><text:span text:style-name="T158"> </text:span><text:span text:style-name="T66">\S+?_</text:span><text:span text:style-name="T69">(</text:span><text:span text:style-name="T66">csa?</text:span><text:span text:style-name="T69">|ccb?)</text:span><text:span text:style-name="T158"> </text:span><text:span text:style-name="T69">(</text:span><text:span text:style-name="T261">(?#fork 1)</text:span><text:span text:style-name="T11">\S+?_(a\S+|d\S+|m\S+)</text:span><text:span text:style-name="T129"> </text:span><text:span text:style-name="T66">\S+?_jj[rt]?</text:span><text:span text:style-name="T69">|</text:span><text:span text:style-name="T261">(?#fork 2)</text:span><text:span text:style-name="T69">\S+?_nn1 \S+?_i\S)</text:span><text:span text:style-name="T66">)</text:span><text:span text:style-name="T236">(?#SLOT 5L STEP 15: Reject incorrectly tagged pattern</text:span><text:span text:style-name="T237">s</text:span><text:span text:style-name="T236"> </text:span><text:span text:style-name="T308">, as a pretrial </text:span><text:span text:style-name="T904">plea deal_vv0</text:span><text:span text:style-name="T236"> </text:span><text:span text:style-name="T237">and</text:span><text:span text:style-name="T236">. </text:span><text:span text:style-name="T309">But University of </text:span><text:span text:style-name="T905">Windsor graduate_vv0</text:span><text:span text:style-name="T236">)</text:span><text:span text:style-name="T82">|(\S+?_([!\.\?]|null)</text:span><text:span text:style-name="T168"> </text:span><text:span text:style-name="T82">\S+?_cs</text:span><text:span text:style-name="T168"> </text:span><text:span text:style-name="T48">\S+?_</text:span><text:span text:style-name="T26">(a\S+|d\S+|m\S+)</text:span><text:span text:style-name="T145"> </text:span><text:span text:style-name="T82">\S+?_(md|jj[rt]?))</text:span><text:span text:style-name="T238">(?#SLOT 5L STEP 16: Reject pattern </text:span><text:span text:style-name="T311">&lt;sentence end&gt; After the first </text:span><text:span text:style-name="T885">frost dig up</text:span><text:span text:style-name="T238"> .)</text:span><text:span text:style-name="T90">|(\S+?_vvz</text:span><text:span text:style-name="T175"> </text:span><text:span text:style-name="T90">to_\S+?</text:span><text:span text:style-name="T175"> </text:span><text:span text:style-name="T90">\S+?_v\Si</text:span><text:span text:style-name="T175"> </text:span><text:span text:style-name="T48">\S+?_</text:span><text:span text:style-name="T26">(a\S+|d\S+|m\S+)</text:span><text:span text:style-name="T90">)</text:span><text:span text:style-name="T239">(?#SLOT 5L STEP 17: Reject erroneously tagged pattern </text:span><text:span text:style-name="T886">other sports</text:span><text:span text:style-name="T312"> figures_vvz to earn the </text:span><text:span text:style-name="T886">honor include</text:span><text:span text:style-name="T239">.)</text:span><text:span text:style-name="T112">|(\S+?_ddq</text:span><text:span text:style-name="T183"> </text:span><text:span text:style-name="T112">\S+?_np1(_nn1)?</text:span><text:span text:style-name="T183"> </text:span><text:span text:style-name="T112">\S+?_cc</text:span><text:span text:style-name="T183"> </text:span><text:span text:style-name="T112">\S+?_np1\S*)</text:span><text:span text:style-name="T241">(?#SLOT 5L STEP 18: Reject </text:span><text:span text:style-name="T315">what Biden or Secretary </text:span><text:span text:style-name="T910">Clinton do</text:span><text:span text:style-name="T241"> )</text:span><text:span text:style-name="T117">|(</text:span><text:span text:style-name="T118">[Tt]</text:span><text:span text:style-name="T117">o_</text:span><text:span text:style-name="T118">\S+</text:span><text:span text:style-name="T186"> </text:span><text:span text:style-name="T117">\S+?_rr</text:span><text:span text:style-name="T186"> </text:span><text:span text:style-name="T117">\S+?_i\S</text:span><text:span text:style-name="T186"> </text:span><text:span text:style-name="T117">\S+?_jj\S*)</text:span><text:span text:style-name="T242">(?#SLOT 6L STEP 19 : Recejt pattern </text:span><text:span text:style-name="T316">to simply through executive </text:span><text:span text:style-name="T943">order ignore</text:span><text:span text:style-name="T242"> .)</text:span><text:span text:style-name="T120">|(do_vd0</text:span><text:span text:style-name="T187"> </text:span><text:span text:style-name="T120">n[o</text:span><text:span text:style-name="T121">'</text:span><text:span text:style-name="T120">]t_xx</text:span><text:span text:style-name="T187"> </text:span><text:span text:style-name="T120">\S+?_vvi</text:span><text:span text:style-name="T187"> </text:span><text:span text:style-name="T120">\S+?_i\S)</text:span><text:span text:style-name="T243">(?#SLOT 6L STEP20: Reject sloppily punctuated tag question pattern </text:span><text:span text:style-name="T319">do n’t disagree with that </text:span><text:span text:style-name="T911">do you</text:span><text:span text:style-name="T243">.)</text:span><text:span text:style-name="T579">)\S+</text:span><text:span text:style-name="T630">(?# close lookahead and advance to next slot)</text:span><text:span text:style-name="T610">\</text:span><text:span text:style-name="T576">s</text:span><text:span text:style-name="T2">(?!((and_cc|n't_xx|\S+?_(vm|vh\S|vd</text:span><text:span text:style-name="T33">[d</text:span><text:span text:style-name="T2">z</text:span><text:span text:style-name="T33">]</text:span><text:span text:style-name="T2">)|([Hh]elp(s|ed|ing)?|[Ll]et(s|ting)?|[Mm]a(k(e(s)?|ing)|de)|[Ww]atch(e[sd]|ing)?|</text:span><text:soft-page-break/><text:span text:style-name="T2">[Hh]ear(s|ed|ing)?</text:span><text:span text:style-name="T30">|</text:span><text:span text:style-name="T31">[Ff]e(els?(ing)?|lt)</text:span><text:span text:style-name="T2">)_vv\S)</text:span><text:span text:style-name="T125"> </text:span><text:span text:style-name="T2">\S+?_(n\S+?1@?|pn1|</text:span><text:span text:style-name="T43">a\S+|d\S+</text:span><text:span text:style-name="T2">|rr</text:span><text:span text:style-name="T12">|</text:span><text:span text:style-name="T36">i\S</text:span><text:span text:style-name="T110">|nnb</text:span><text:span text:style-name="T111">|mc1</text:span><text:span text:style-name="T2">)</text:span><text:span text:style-name="T125"> </text:span><text:span text:style-name="T2">\S+?_(\S*np1\S*|\S*jj\S*|</text:span><text:span text:style-name="T189">i\S</text:span><text:span text:style-name="T2">|d</text:span><text:span text:style-name="T36">[</text:span><text:span text:style-name="T2">a</text:span><text:span text:style-name="T36">d]</text:span><text:span text:style-name="T3">|ge</text:span><text:span text:style-name="T35">|rg</text:span><text:span text:style-name="T113">|m</text:span><text:span text:style-name="T114">[</text:span><text:span text:style-name="T113">d</text:span><text:span text:style-name="T114">c]</text:span><text:span text:style-name="T2">)</text:span><text:span text:style-name="T125"> </text:span><text:span text:style-name="T2">(\S+?_</text:span><text:span text:style-name="T35">(</text:span><text:span text:style-name="T2">n[np]1</text:span><text:span text:style-name="T35">|da</text:span><text:span text:style-name="T123">|</text:span><text:span text:style-name="T124">pph1</text:span><text:span text:style-name="T35">)</text:span><text:span text:style-name="T123">|</text:span><text:span text:style-name="T2">each_))</text:span><text:span text:style-name="T208">(?# SLOT 4L STEP 1. Reject the patterns </text:span><text:span text:style-name="T333">making this ping-sized space</text:span><text:span text:style-name="T210"> </text:span><text:span text:style-name="T940">feel</text:span><text:span text:style-name="T208"> </text:span><text:span text:style-name="T326">could </text:span><text:span text:style-name="T278">OR </text:span><text:span text:style-name="T326">help </text:span><text:span text:style-name="T278">OR</text:span><text:span text:style-name="T367"> </text:span><text:span text:style-name="T326">does the United States</text:span><text:span text:style-name="T367"> </text:span><text:span text:style-name="T379">establish</text:span><text:span text:style-name="T367">, </text:span><text:span text:style-name="T326">make the former church </text:span><text:span text:style-name="T836">conform</text:span><text:span text:style-name="T326">, and the Obama campaign</text:span><text:span text:style-name="T367">, </text:span><text:span text:style-name="T326">and Southwest DeKalb each, </text:span><text:span text:style-name="T327">watch Grace’s birth </text:span><text:span text:style-name="T838">live</text:span><text:span text:style-name="T327">, </text:span><text:span text:style-name="T328">have its new base </text:span><text:span text:style-name="T839">open</text:span><text:span text:style-name="T328">,</text:span><text:span text:style-name="T839"> </text:span><text:span text:style-name="T850">provided you </text:span><text:span text:style-name="T332">should in any way </text:span><text:span text:style-name="T890">want.</text:span><text:span text:style-name="T208">)</text:span><text:span text:style-name="T2">|(</text:span><text:span text:style-name="T383">\S+?_((nn2?|d[da]2?)|pp(is\d|h2|</text:span><text:span text:style-name="T384">[\.\?!]</text:span><text:span text:style-name="T383">))</text:span><text:span text:style-name="T783"> </text:span><text:span text:style-name="T383">\S+?_</text:span><text:span text:style-name="T508">(</text:span><text:span text:style-name="T256">(?#fork)</text:span><text:span text:style-name="T383">\S*?i\S\S*?</text:span><text:span text:style-name="T520"> </text:span><text:span text:style-name="T383">\S+?_(</text:span><text:span text:style-name="T2">a\S+|d\S+|m\S+</text:span><text:span text:style-name="T4">|nnb</text:span><text:span text:style-name="T34">|n[np]t?1</text:span><text:span text:style-name="T107">|ii22</text:span><text:span text:style-name="T383">) \S+?_n\S+1</text:span><text:span text:style-name="T508">|</text:span><text:span text:style-name="T256">(?#fork)</text:span><text:span text:style-name="T508">(pnqs|cst) \S+?_i\S)</text:span><text:span text:style-name="T383">)</text:span><text:span text:style-name="T631">(?# SLOT 4L STEP 2. Apparently this is meant to reject the patterns </text:span><text:span text:style-name="T726">we as</text:span><text:span text:style-name="T776"> </text:span><text:span text:style-name="T326">a family</text:span><text:span text:style-name="T367">,</text:span><text:span text:style-name="T776"> </text:span><text:span text:style-name="T726">I as</text:span><text:span text:style-name="T776"> </text:span><text:span text:style-name="T326">a chairman</text:span><text:span text:style-name="T776">, </text:span><text:span text:style-name="T726">robbers in</text:span><text:span text:style-name="T776"> </text:span><text:span text:style-name="T326">the south</text:span><text:span text:style-name="T379">, </text:span><text:span text:style-name="T331">we in law enforcement, </text:span><text:span text:style-name="T338">employees who in </text:span><text:span text:style-name="T898">Chicago get</text:span><text:span text:style-name="T367">.</text:span><text:span text:style-name="T776">)</text:span><text:span text:style-name="T383">|([Ll]isten(s|ing|ed)?_vv\S</text:span><text:span text:style-name="T520"> </text:span><text:span text:style-name="T383">to_ii</text:span><text:span text:style-name="T520"> </text:span><text:span text:style-name="T383">\S+?_</text:span><text:span text:style-name="T2">(a\S+|d\S+|m\S+|nnb)</text:span><text:span text:style-name="T383">)</text:span><text:span text:style-name="T631">(?# SLOT 4</text:span><text:span text:style-name="T635">L</text:span><text:span text:style-name="T631"> STEP 3: Reject pattern </text:span><text:span text:style-name="T726">listen to the</text:span><text:span text:style-name="T631"> </text:span><text:span text:style-name="T889">jungle speak,</text:span><text:span text:style-name="T631"> </text:span><text:span text:style-name="T726">listen to Mr. </text:span><text:span text:style-name="T836">Romney speak</text:span><text:span text:style-name="T631">)</text:span><text:span text:style-name="T383">|(\S+?_</text:span><text:span text:style-name="T2">(nn2?|d[abd]2)</text:span><text:span text:style-name="T125"> </text:span><text:span text:style-name="T2">\S+?_</text:span><text:span text:style-name="T10">(i\S|</text:span><text:span text:style-name="T2">\S*?vv[ng]\S*?</text:span><text:span text:style-name="T97">|rl</text:span><text:span text:style-name="T109">|jj</text:span><text:span text:style-name="T10">)</text:span><text:span text:style-name="T125"> </text:span><text:span text:style-name="T2">\S+?_</text:span><text:span text:style-name="T10">(np1|</text:span><text:span text:style-name="T2">i\S</text:span><text:span text:style-name="T10">)</text:span><text:span text:style-name="T383">)</text:span><text:span text:style-name="T631">(?# SLOT 4</text:span><text:span text:style-name="T635">L</text:span><text:span text:style-name="T631"> STEP 4: Reject patterns </text:span><text:span text:style-name="T726">networks developed by </text:span><text:span text:style-name="T836">Yammer</text:span><text:span text:style-name="T726">, Reports discovered on </text:span><text:span text:style-name="T836">Sunday</text:span><text:span text:style-name="T726">.</text:span><text:span text:style-name="T631">)</text:span><text:span text:style-name="T383">|((\S+?_(\S*?vm\S*?|vh\S|vdz)|n't_xx|([Hh]elp(s|ed|ing)?|[Ll]et(s|ting)?|[Mm]a(k(e(s)?|ing)|de)|[Ww]atch(e[sd]?|ing)?|[Hh]ear(s|ed|ing)?)_vv\S)</text:span><text:span text:style-name="T520"> </text:span><text:span text:style-name="T383">\S+?_vvg</text:span><text:span text:style-name="T520"> </text:span><text:span text:style-name="T383">\S+?_</text:span><text:span text:style-name="T2">(a\S+|d\S+|m\S+)</text:span><text:span text:style-name="T383">)</text:span><text:span text:style-name="T631">(?# SLOT 4</text:span><text:span text:style-name="T635">L</text:span><text:span text:style-name="T631"> STEP 5: Reject pattern </text:span><text:span text:style-name="T726">made playing the</text:span><text:span text:style-name="T631"> </text:span><text:span text:style-name="T378">game look</text:span><text:span text:style-name="T631">.)</text:span><text:span text:style-name="T387">|((&lt;p&gt;|\S+?_[!\.\?])</text:span><text:span text:style-name="T521"> </text:span><text:span text:style-name="T387">[</text:span><text:span text:style-name="T781">'"</text:span><text:span text:style-name="T387">]_[</text:span><text:span text:style-name="T781">'"</text:span><text:span text:style-name="T387">]</text:span><text:span text:style-name="T521"> </text:span><text:span text:style-name="T387">\S+?_</text:span><text:span text:style-name="T5">(a\S+|d\S+|m\S+|nnb)</text:span><text:span text:style-name="T127"> </text:span><text:span text:style-name="T5">\S+?_n\S+1</text:span><text:span text:style-name="T387">)</text:span><text:span text:style-name="T632">(?# </text:span><text:span text:style-name="T634">SLOT 4</text:span><text:span text:style-name="T635">L</text:span><text:span text:style-name="T634"> STEP 6: </text:span><text:span text:style-name="T633">Reject pattern </text:span><text:span text:style-name="T727">&lt;sentence end&gt; </text:span><text:span text:style-name="T729">&lt;quotation mark&gt; </text:span><text:span text:style-name="T727">The public </text:span><text:span text:style-name="T837">want</text:span><text:span text:style-name="T633"> </text:span><text:span text:style-name="T632">)</text:span><text:span text:style-name="T389">|(\S+?_(vd</text:span><text:span text:style-name="T399">[</text:span><text:span text:style-name="T389">d</text:span><text:span text:style-name="T399">z]</text:span><text:span text:style-name="T389">|vm)</text:span><text:span text:style-name="T522"> </text:span><text:span text:style-name="T389">\S+?_</text:span><text:span text:style-name="T8">(a\S+|d\S+|m\S+</text:span><text:span text:style-name="T99">|nnb</text:span><text:span text:style-name="T8">)</text:span><text:span text:style-name="T128"> </text:span><text:span text:style-name="T8">\S+?_</text:span><text:span text:style-name="T19">(</text:span><text:span text:style-name="T8">jj[rt]?</text:span><text:span text:style-name="T19">|np[dm]?\d?</text:span><text:span text:style-name="T27">|i\S</text:span><text:span text:style-name="T49">|dd1</text:span><text:span text:style-name="T95">|</text:span><text:span text:style-name="T96">md</text:span><text:span text:style-name="T19">)</text:span><text:span text:style-name="T128"> </text:span><text:span text:style-name="T8">\S+?_</text:span><text:span text:style-name="T27">(</text:span><text:span text:style-name="T5">n\S+1</text:span><text:span text:style-name="T27">|d[ad]1)</text:span><text:span text:style-name="T389">)</text:span><text:span text:style-name="T635">(?# SLOT 4L STEP 6: Reject pattern </text:span><text:span text:style-name="T728">did OR </text:span><text:soft-page-break/><text:span text:style-name="T728">would some ancient Egyptian </text:span><text:span text:style-name="T846">complain</text:span><text:span text:style-name="T728">, </text:span><text:span text:style-name="T734">does any of this </text:span><text:span text:style-name="T845">involve</text:span><text:span text:style-name="T335">, </text:span><text:span text:style-name="T336">does all this money </text:span><text:span text:style-name="T851">go</text:span><text:span text:style-name="T336">, </text:span><text:span text:style-name="T337">would this next </text:span><text:span text:style-name="T896">jury reach</text:span><text:span text:style-name="T337">.</text:span><text:span text:style-name="T635">)</text:span><text:span text:style-name="T393">|(\S+?_vvd</text:span><text:span text:style-name="T525"> </text:span><text:span text:style-name="T393">\S+?_i\S</text:span><text:span text:style-name="T525"> </text:span><text:span text:style-name="T393">\S+?_</text:span><text:span text:style-name="T11">(a\S+|d\S+|m\S+)</text:span><text:span text:style-name="T393">)</text:span><text:span text:style-name="T637">(?#SLOT 4L STEP 7: Reject incorrectly tagged pattern </text:span><text:span text:style-name="T840">the company </text:span><text:span text:style-name="T730">said in a </text:span><text:span text:style-name="T840">trading update_</text:span><text:span text:style-name="T841">vv0</text:span><text:span text:style-name="T730">.</text:span><text:span text:style-name="T637"> )</text:span><text:span text:style-name="T395">|((&lt;p&gt;|[!\.\?]_[!\.\?])</text:span><text:span text:style-name="T526"> </text:span><text:span text:style-name="T395">\S+?_n\S+</text:span><text:span text:style-name="T526"> </text:span><text:span text:style-name="T395">\S+?_ge)</text:span><text:span text:style-name="T638">(?# </text:span><text:span text:style-name="T639">SLOT 4L STEP 8: Reject pattern </text:span><text:span text:style-name="T731">&lt;sentence break&gt; Entity ’s </text:span><text:span text:style-name="T844">family insist</text:span><text:span text:style-name="T334">.</text:span><text:span text:style-name="T638">)</text:span><text:span text:style-name="T411">|(\S_\(</text:span><text:span text:style-name="T533"> </text:span><text:span text:style-name="T411">\S+?_i\S</text:span><text:span text:style-name="T533"> </text:span><text:span text:style-name="T411">\S+?_</text:span><text:span text:style-name="T439">(</text:span><text:span text:style-name="T411">jj[r]?</text:span><text:span text:style-name="T439">|dar)</text:span><text:span text:style-name="T411">)</text:span><text:span text:style-name="T642">(?# </text:span><text:span text:style-name="T643">SLOT 4L STEP 9: Reject erroneously tagged pattern </text:span><text:span text:style-name="T733">&lt;open parenthesis&gt; in American fiction </text:span><text:span text:style-name="T843">hope</text:span><text:span text:style-name="T643"> <text:s/></text:span><text:span text:style-name="T650">and pattern </text:span><text:span text:style-name="T739">&lt;open parenthesis&gt; for more information </text:span><text:span text:style-name="T891">see</text:span><text:span text:style-name="T650"> </text:span><text:span text:style-name="T643">.</text:span><text:span text:style-name="T642">)</text:span><text:span text:style-name="T418">|(([Gg][eo]t(en)?_\S+|\S+?_vb\S+)</text:span><text:span text:style-name="T535"> </text:span><text:span text:style-name="T418">\S+?_vvn</text:span><text:span text:style-name="T535"> </text:span><text:span text:style-name="T418">\S+?_i\S)</text:span><text:span text:style-name="T644">(?# SLOT 4L STEP 10: Reject erroneously tagged pattern </text:span><text:span text:style-name="T735">got turned into </text:span><text:span text:style-name="T847">car tire_VV0 mush</text:span><text:span text:style-name="T644"> .)</text:span><text:span text:style-name="T420">|(\S+?_vv\S</text:span><text:span text:style-name="T537"> </text:span><text:span text:style-name="T420">\S+?_rp</text:span><text:span text:style-name="T537"> </text:span><text:span text:style-name="T420">\S+?_</text:span><text:span text:style-name="T28">(a\S+|d\S+|m\S+)</text:span><text:span text:style-name="T420">)</text:span><text:span text:style-name="T645">(?# SLOT 4L STEP 11: Reject incorrectly tagged pattern </text:span><text:span text:style-name="T736">picked up an </text:span><text:span text:style-name="T848">ice pick_vv0</text:span><text:span text:style-name="T645"> .)</text:span><text:span text:style-name="T431">|(\S+?_([!\.\?,]|null)</text:span><text:span text:style-name="T540"> </text:span><text:span text:style-name="T464">\S+?</text:span><text:span text:style-name="T431">_</text:span><text:span text:style-name="T464">(</text:span><text:span text:style-name="T431">ccb</text:span><text:span text:style-name="T464">|at1?</text:span><text:span text:style-name="T465">|np1</text:span><text:span text:style-name="T464">)</text:span><text:span text:style-name="T540"> </text:span><text:span text:style-name="T432">\S+?_</text:span><text:span text:style-name="T8">(a\S+|d\S+|m\S+</text:span><text:span text:style-name="T67">|jjr?</text:span><text:span text:style-name="T70">|,</text:span><text:span text:style-name="T8">)</text:span><text:span text:style-name="T431">)</text:span><text:span text:style-name="T646">(?# </text:span><text:span text:style-name="T647">SLOT 4L STEP </text:span><text:span text:style-name="T649">12</text:span><text:span text:style-name="T647">: Reject incorrectly tagged pattern</text:span><text:span text:style-name="T660">s</text:span><text:span text:style-name="T647"> </text:span><text:span text:style-name="T737">&lt;sentence end&gt; But the </text:span><text:span text:style-name="T849">birch bark_vv0</text:span><text:span text:style-name="T647">, </text:span><text:span text:style-name="T749">. An internal </text:span><text:span text:style-name="T894">agency alert_vv0</text:span><text:span text:style-name="T647">.</text:span><text:span text:style-name="T646">)</text:span><text:span text:style-name="T433">|(,_,</text:span><text:span text:style-name="T541"> </text:span><text:span text:style-name="T434">\S+?_csa?</text:span><text:span text:style-name="T541"> </text:span><text:span text:style-name="T433">\S+?_</text:span><text:span text:style-name="T8">(a\S+|d\S+|m\S+)</text:span><text:span text:style-name="T433">)</text:span><text:span text:style-name="T648">(?#</text:span><text:span text:style-name="T649">SLOT 4</text:span><text:span text:style-name="T652">L</text:span><text:span text:style-name="T649"> STEP 13: Rehect incorrectly tagged pattern </text:span><text:span text:style-name="T738">,_, as a government usher_vv0</text:span><text:span text:style-name="T649"> </text:span><text:span text:style-name="T648">)</text:span><text:span text:style-name="T443">|(\S+?_([,!\.\?]|null)</text:span><text:span text:style-name="T544"> </text:span><text:span text:style-name="T443">\S+?_n[np]t?1</text:span><text:span text:style-name="T544"> </text:span><text:span text:style-name="T443">:_:)</text:span><text:span text:style-name="T651">(?# SLOT 4</text:span><text:span text:style-name="T652">L</text:span><text:span text:style-name="T651"> STEP 14: Reject incorrectly tagged pattern <text:s/></text:span><text:span text:style-name="T740">&lt;sentence end&gt; Buzzword : lether_vv0</text:span><text:span text:style-name="T651"> .)</text:span><text:span text:style-name="T444">|(\S+?_(pnqs|cst)</text:span><text:span text:style-name="T545"> </text:span><text:span text:style-name="T498">\S+?</text:span><text:span text:style-name="T444">_v</text:span><text:span text:style-name="T498">[v</text:span><text:span text:style-name="T444">d</text:span><text:span text:style-name="T498">]</text:span><text:span text:style-name="T444">0</text:span><text:span text:style-name="T545"> </text:span><text:span text:style-name="T444">\S+?_(a\S+|d\S+|m\S+|n\S+|jj[rt]?</text:span><text:span text:style-name="T498">|i\S(_rp@?)?</text:span><text:span text:style-name="T444">))</text:span><text:span text:style-name="T652">(?# SLOT 4L STEP 15: Reject pattern </text:span><text:span text:style-name="T892">moms-to-be</text:span><text:span text:style-name="T941"> </text:span><text:span text:style-name="T741">who do low-impact </text:span><text:span text:style-name="T892">exercise</text:span><text:span text:style-name="T652">, </text:span><text:span text:style-name="T754">who fall in </text:span><text:span text:style-name="T859">love have</text:span><text:span text:style-name="T652">)</text:span><text:span text:style-name="T445">|(\S+?_i\S</text:span><text:span text:style-name="T546"> </text:span><text:span text:style-name="T445">\S+?_(</text:span><text:span text:style-name="T444">a\S+|d\S+|m\S+</text:span><text:span text:style-name="T445">|</text:span><text:span text:style-name="T444">jj</text:span><text:span text:style-name="T445">r</text:span><text:span text:style-name="T444">?</text:span><text:span text:style-name="T545"> </text:span><text:span text:style-name="T445">\S+?_np\d</text:span><text:span text:style-name="T546"> </text:span><text:span text:style-name="T445">\S+?_nn1</text:span><text:span text:style-name="T444">)</text:span><text:span text:style-name="T445">)</text:span><text:span text:style-name="T653">(?# SLOT 4L STEP 16: Reject incorrectly tagged pattern </text:span><text:span text:style-name="T742">against former CBC radio </text:span><text:span text:style-name="T893">host_vv0 Jim Lampley</text:span><text:span text:style-name="T653"> .)</text:span><text:span text:style-name="T448">|(\S+?_r[rtl]</text:span><text:span text:style-name="T548"> </text:span><text:span text:style-name="T448">\S+?_i\S</text:span><text:span text:style-name="T548"> </text:span><text:span text:style-name="T448">\S+?_</text:span><text:span text:style-name="T11">(a\S+|d\S+|m\S+)</text:span><text:span text:style-name="T448">)</text:span><text:span text:style-name="T654">(?#SLOT 4L STEP 17: Reject incorrectly tagged pattern </text:span><text:span text:style-name="T743">even with the </text:span><text:soft-page-break/><text:span text:style-name="T852">name change_vv0</text:span><text:span text:style-name="T654"> .)</text:span><text:span text:style-name="T449">|(\S+?_vm</text:span><text:span text:style-name="T549"> </text:span><text:span text:style-name="T449">\S+?_i\S</text:span><text:span text:style-name="T549"> </text:span><text:span text:style-name="T449">\S+?_</text:span><text:span text:style-name="T11">(a\S+|d\S+|m\S+)</text:span><text:span text:style-name="T449">)</text:span><text:span text:style-name="T655">(?#SLOT 4L STEP 18: Reject pattern </text:span><text:span text:style-name="T744">would at this </text:span><text:span text:style-name="T853">point draw</text:span><text:span text:style-name="T655"> .)</text:span><text:span text:style-name="T451">|(\S+?_ex</text:span><text:span text:style-name="T550"> </text:span><text:span text:style-name="T451">\S+?_vb\S+</text:span><text:span text:style-name="T550"> </text:span><text:span text:style-name="T451">\S+?_</text:span><text:span text:style-name="T51">(a\S+|d\S+|m\S+)</text:span><text:span text:style-name="T451">)</text:span><text:span text:style-name="T656">(?#SLOT 4L STEP 19: Reject incorrectly tagged pattern </text:span><text:span text:style-name="T745">There was one </text:span><text:span text:style-name="T854">job open_vv0</text:span><text:span text:style-name="T656">.)</text:span><text:span text:style-name="T452">|(\S+?_vvz</text:span><text:span text:style-name="T551"> </text:span><text:span text:style-name="T452">\S+?_i\S</text:span><text:span text:style-name="T551"> </text:span><text:span text:style-name="T393">\S+?_</text:span><text:span text:style-name="T11">(a\S+|d\S+|m\S+)</text:span><text:span text:style-name="T452">)</text:span><text:span text:style-name="T657">(?#SLOT 4L STEP 20: Reject incorrectly tagged pattern </text:span><text:span text:style-name="T855">recent government</text:span><text:span text:style-name="T746"> moves_vvz on that </text:span><text:span text:style-name="T855">front have</text:span><text:span text:style-name="T657"> .)</text:span><text:span text:style-name="T453">|(\S+?_(rr|dd)q</text:span><text:span text:style-name="T552"> </text:span><text:span text:style-name="T453">\S+?_(vm|vd[zd])</text:span><text:span text:style-name="T552"> </text:span><text:span text:style-name="T453">\S+?_</text:span><text:span text:style-name="T454">(</text:span><text:span text:style-name="T453">nn1</text:span><text:span text:style-name="T454">|vvi)</text:span><text:span text:style-name="T453">)</text:span><text:span text:style-name="T658">(?# SLOT 4L STEP 21: Reject </text:span><text:span text:style-name="T659">potentially erroneously tagged </text:span><text:span text:style-name="T658">pattern </text:span><text:span text:style-name="T747">How could design_</text:span><text:span text:style-name="T748">vvi</text:span><text:span text:style-name="T747"> </text:span><text:span text:style-name="T856">thinking solve</text:span><text:span text:style-name="T658"> .)</text:span><text:span text:style-name="T474">|(\S+?_ddq</text:span><text:span text:style-name="T556"> </text:span><text:span text:style-name="T474">\S+?_(vm|vb\S+)</text:span><text:span text:style-name="T556"> </text:span><text:span text:style-name="T451">\S+?_</text:span><text:span text:style-name="T51">(a\S+|d\S+|m\S+)</text:span><text:span text:style-name="T474">)</text:span><text:span text:style-name="T661">(?#SLOT 4L STEP 22: Reject erroneously tagged pattern </text:span><text:span text:style-name="T750">What is her double </text:span><text:span text:style-name="T895">take_vv0</text:span><text:span text:style-name="T661"> .)</text:span><text:span text:style-name="T478">|(n</text:span><text:span text:style-name="T407">'</text:span><text:span text:style-name="T478">t_xx</text:span><text:span text:style-name="T559"> </text:span><text:span text:style-name="T478">that_cst</text:span><text:span text:style-name="T559"> </text:span><text:span text:style-name="T478">\S+?_(da1?|jj[rt]?))</text:span><text:span text:style-name="T662">(?#SLOT 4L STEP 23: Reject erroneously tagged pattern </text:span><text:span text:style-name="T857">would</text:span><text:span text:style-name="T751"> n’t that_cst same </text:span><text:span text:style-name="T857">thing happen</text:span><text:span text:style-name="T662"> .)</text:span><text:span text:style-name="T485">|(\S+?_ddq</text:span><text:span text:style-name="T561"> </text:span><text:span text:style-name="T485">\S+?_nn1</text:span><text:span text:style-name="T561"> </text:span><text:span text:style-name="T485">of_io</text:span><text:span text:style-name="T561"> </text:span><text:span text:style-name="T485">\S+?_nn[a-z]?1</text:span><text:span text:style-name="T561"> </text:span><text:span text:style-name="T485">(do|have)_)</text:span><text:span text:style-name="T663">(?#SLOT 4L STEP24: Reject pattern </text:span><text:span text:style-name="T752">What kind of response have </text:span><text:span text:style-name="T897">you</text:span><text:span text:style-name="T663"> .)</text:span><text:span text:style-name="T491">|(\S+?_(vm|vd\S)</text:span><text:span text:style-name="T563"> </text:span><text:span text:style-name="T491">\S+?_pn1</text:span><text:span text:style-name="T563"> </text:span><text:span text:style-name="T491">like_\S+</text:span><text:span text:style-name="T563"> </text:span><text:span text:style-name="T491">\S+?_dd1)</text:span><text:span text:style-name="T664">(?#SLOT 40 STEP25: Reject erroneously tagged pattern </text:span><text:span text:style-name="T753">does something like this </text:span><text:span text:style-name="T858">happen</text:span><text:span text:style-name="T664">.)</text:span><text:span text:style-name="T2">)</text:span><text:span text:style-name="T613">\</text:span><text:span text:style-name="T383">S+</text:span><text:span text:style-name="T631">(?#</text:span><text:span text:style-name="T636">Close the lookahead and</text:span><text:span text:style-name="T631"> move to the next </text:span><text:span text:style-name="T636">position</text:span><text:span text:style-name="T631">)</text:span><text:span text:style-name="T576">\s</text:span><text:span text:style-name="T579">(?!(and_cc</text:span><text:span text:style-name="T520"> </text:span><text:span text:style-name="T579">\S+?_(a\S+|d\S+|m\S+|n\S+|jj[rt]?)</text:span><text:span text:style-name="T383">)</text:span><text:span text:style-name="T665">(?# SLOT 3L STEP 1. Reject the pattern</text:span><text:span text:style-name="T777"> </text:span><text:span text:style-name="T755">and the</text:span><text:span text:style-name="T777"> </text:span><text:span text:style-name="T380">NN1, </text:span><text:span text:style-name="T339">and carved</text:span><text:span text:style-name="T368"> </text:span><text:span text:style-name="T380">entryway</text:span><text:span text:style-name="T368">.</text:span><text:span text:style-name="T777">)</text:span><text:span text:style-name="T611">|</text:span><text:span text:style-name="T579">(</text:span><text:span text:style-name="T581">(</text:span><text:span text:style-name="T579">\S+?_(n</text:span><text:span text:style-name="T589">[</text:span><text:span text:style-name="T579">n</text:span><text:span text:style-name="T589">p]</text:span><text:span text:style-name="T579">[lu]?2?(_\S+)?|d[da]2?)</text:span><text:span text:style-name="T581">|[Tt]eam_nn1)</text:span><text:span text:style-name="T520"> </text:span><text:span text:style-name="T579">\S+?_i\S</text:span><text:span text:style-name="T520"> </text:span><text:span text:style-name="T579">\S+?_</text:span><text:span text:style-name="T590">(</text:span><text:span text:style-name="T579">n[a-z]+1?</text:span><text:span text:style-name="T590">|dd1</text:span><text:span text:style-name="T606">|pph1</text:span><text:span text:style-name="T590">)</text:span><text:span text:style-name="T579">)</text:span><text:span text:style-name="T665">(?# SLOT 3L STEP 2. Reject the patterns </text:span><text:span text:style-name="T755">those in Brazil, many in England, dollars in fraud, </text:span><text:span text:style-name="T867">the</text:span><text:span text:style-name="T757"> team behind Bakerie</text:span><text:span text:style-name="T777">, </text:span><text:span text:style-name="T761">games like that</text:span><text:span text:style-name="T698">.</text:span><text:span text:style-name="T665">)</text:span><text:span text:style-name="T611">|</text:span><text:span text:style-name="T579">(</text:span><text:span text:style-name="T383">(\S+?_(\S*?vm\S*?|vh\S|vd</text:span><text:span text:style-name="T487">[</text:span><text:span text:style-name="T383">z</text:span><text:span text:style-name="T487">d]</text:span><text:span text:style-name="T383">)|n't_xx|([Hh]elp(s|ed|ing)?|[Ll]et(s|ting)?|</text:span><text:soft-page-break/><text:span text:style-name="T383">[Mm]a(k(e(s)?|ing)|de)|[Ww]atch(e[sd]?|ing)?|[Hh]ear(s|d|ing)?</text:span><text:span text:style-name="T428">|</text:span><text:span text:style-name="T418">[Gg][eo]t(en)?</text:span><text:span text:style-name="T428">|</text:span><text:span text:style-name="T31">[Ff]e(els?(ing)?|lt)</text:span><text:span text:style-name="T383">)_vv\S</text:span><text:span text:style-name="T509">|[Ww]ill_\S+</text:span><text:span text:style-name="T383">)</text:span><text:span text:style-name="T520"> </text:span><text:span text:style-name="T579">\S+?_(</text:span><text:span text:style-name="T383">a\S+|d\S+|m\S+|</text:span><text:span text:style-name="T608">n\S+</text:span><text:span text:style-name="T383">|jj[rt]?</text:span><text:span text:style-name="T509">|fw</text:span><text:span text:style-name="T579">)</text:span><text:span text:style-name="T520"> </text:span><text:span text:style-name="T579">\S+?_(n</text:span><text:span text:style-name="T600">[</text:span><text:span text:style-name="T579">n</text:span><text:span text:style-name="T602">d</text:span><text:span text:style-name="T600">p]</text:span><text:span text:style-name="T604">l?</text:span><text:span text:style-name="T579">1|</text:span><text:span text:style-name="T594">pn1</text:span><text:span text:style-name="T579">))</text:span><text:span text:style-name="T665">(?# SLOT 3L STEP 3. Reject patterns</text:span><text:span text:style-name="T777"> </text:span><text:span text:style-name="T755">have my assistant bring, let the president see, make the money count, watch his son suffer</text:span><text:span text:style-name="T665"> etc.)</text:span><text:span text:style-name="T383">|(to_</text:span><text:span text:style-name="T441">\S+</text:span><text:span text:style-name="T520"> </text:span><text:span text:style-name="T383">\S+?_(mc1|dd1?)</text:span><text:span text:style-name="T520"> </text:span><text:span text:style-name="T383">\S+?_nnt1|</text:span><text:span text:style-name="T257">(?#fork)</text:span><text:span text:style-name="T462">(</text:span><text:span text:style-name="T383">\S+?_(</text:span><text:span text:style-name="T436">vm|</text:span><text:span text:style-name="T457">v</text:span><text:span text:style-name="T463">[d</text:span><text:span text:style-name="T457">v</text:span><text:span text:style-name="T463">]</text:span><text:span text:style-name="T467">[</text:span><text:span text:style-name="T492">d</text:span><text:span text:style-name="T457">z</text:span><text:span text:style-name="T467">0]</text:span><text:span text:style-name="T457">|</text:span><text:span text:style-name="T383">nn2|pp(is\d|hs2</text:span><text:span text:style-name="T462">)</text:span><text:span text:style-name="T383">|</text:span><text:span text:style-name="T384">[\.\?!]</text:span><text:span text:style-name="T462">)|which_ddq</text:span><text:span text:style-name="T383">)</text:span><text:span text:style-name="T520"> </text:span><text:span text:style-name="T383">\S+?_i\S</text:span><text:span text:style-name="T520"> </text:span><text:span text:style-name="T383">\S+?_n</text:span><text:span text:style-name="T457">[</text:span><text:span text:style-name="T383">n</text:span><text:span text:style-name="T457">p]</text:span><text:span text:style-name="T383">1</text:span><text:span text:style-name="T462">)</text:span><text:span text:style-name="T665">(?#SLOT 3L STEP 4: Reject patterns </text:span><text:span text:style-name="T755">to one day become, you in turn contribute, doctors in turn help, </text:span><text:span text:style-name="T759">would in fact go </text:span><text:span text:style-name="T671">and also the incorrectly tagged sequence </text:span><text:span text:style-name="T762">reports_vvz in Israel.</text:span><text:span text:style-name="T665">)</text:span><text:span text:style-name="T383">|([Ll]isten(s|ing|ed)?_vv\S</text:span><text:span text:style-name="T520"> </text:span><text:span text:style-name="T383">to_ii</text:span><text:span text:style-name="T520"> </text:span><text:span text:style-name="T383">\S+?_n[np]1)</text:span><text:span text:style-name="T665">(?# </text:span><text:span text:style-name="T667">SLOT 3L STEP 5: </text:span><text:span text:style-name="T665">Reject pattern </text:span><text:span text:style-name="T755">listen to Mike</text:span><text:span text:style-name="T665"> </text:span><text:span text:style-name="T888">speak</text:span><text:span text:style-name="T665">.)</text:span><text:span text:style-name="T390">|((\S+?_[!\.\?</text:span><text:span text:style-name="T781">"</text:span><text:span text:style-name="T390">]</text:span><text:span text:style-name="T394">|if_cs</text:span><text:span text:style-name="T414">|&lt;p&gt;(_null)?</text:span><text:span text:style-name="T390">)</text:span><text:span text:style-name="T523"> </text:span><text:span text:style-name="T390">\S+?_</text:span><text:span text:style-name="T8">(a\S+|d\S+|m\S+</text:span><text:span text:style-name="T18">|jj</text:span><text:span text:style-name="T23">|</text:span><text:span text:style-name="T369">"</text:span><text:span text:style-name="T370">|csa?</text:span><text:span text:style-name="T371">|n[np]1</text:span><text:span text:style-name="T372">|zz1</text:span><text:span text:style-name="T8">)</text:span><text:span text:style-name="T128"> </text:span><text:span text:style-name="T9">\S+?_n\S+1</text:span><text:span text:style-name="T390">)</text:span><text:span text:style-name="T666">(?# </text:span><text:span text:style-name="T667">SLOT3L STEP 6: Reject pattern </text:span><text:span text:style-name="T756">. The Treasury </text:span><text:span text:style-name="T866">say, </text:span><text:span text:style-name="T221">and the old-fashioned subjunctive triggered by I</text:span><text:span text:style-name="T277">F.</text:span><text:span text:style-name="T697"> </text:span><text:span text:style-name="T666">)</text:span><text:span text:style-name="T391">|(\S+?_nn2?</text:span><text:span text:style-name="T524"> </text:span><text:span text:style-name="T391">(a|an)_at1</text:span><text:span text:style-name="T524"> </text:span><text:span text:style-name="T391">\S+?_nnt1)</text:span><text:span text:style-name="T667">(?# SLOT3L STEP7: Reject pattern </text:span><text:span text:style-name="T866">102</text:span><text:span text:style-name="T756"> people a year </text:span><text:span text:style-name="T866">lose.</text:span><text:span text:style-name="T667">)</text:span><text:span text:style-name="T396">|(\S+?_</text:span><text:span text:style-name="T425">(</text:span><text:span text:style-name="T396">ddq</text:span><text:span text:style-name="T476">|rrq</text:span><text:span text:style-name="T425">|cs(?=\W))</text:span><text:span text:style-name="T527"> </text:span><text:span text:style-name="T397">\S+?_</text:span><text:span text:style-name="T8">(a\S+|d\S+|m\S+</text:span><text:span text:style-name="T78">|jj[rt]?</text:span><text:span text:style-name="T108">|vbz</text:span><text:span text:style-name="T8">)</text:span><text:span text:style-name="T396">)</text:span><text:span text:style-name="T668">(?#</text:span><text:span text:style-name="T669">SLOT 3L STEP <text:s/>8: Reject pattern</text:span><text:span text:style-name="T672">s, </text:span><text:span text:style-name="T675">one of them erroneously tagged,</text:span><text:span text:style-name="T669"> </text:span><text:span text:style-name="T758">what the </text:span><text:span text:style-name="T868">group call</text:span><text:span text:style-name="T669">, </text:span><text:span text:style-name="T763">why Inuit </text:span><text:span text:style-name="T869">youth, </text:span><text:span text:style-name="T340">how ’s he</text:span><text:span text:style-name="T872"> look.</text:span><text:span text:style-name="T668">)</text:span><text:span text:style-name="T446">|(</text:span><text:span text:style-name="T447">[N</text:span><text:span text:style-name="T446">n</text:span><text:span text:style-name="T447">]</text:span><text:span text:style-name="T446">o_\S+</text:span><text:span text:style-name="T547"> </text:span><text:span text:style-name="T446">one_\S+</text:span><text:span text:style-name="T547"> </text:span><text:span text:style-name="T446">will_\S+)</text:span><text:span text:style-name="T670">(?# SLOT 3L STEP 9: Reject the erroneously tagged sequence </text:span><text:span text:style-name="T760">no one will_nn1</text:span><text:span text:style-name="T670"> )</text:span><text:span text:style-name="T490">|([Hh]ow_\S+</text:span><text:span text:style-name="T562"> </text:span><text:span text:style-name="T490">\S+?_d\S+)</text:span><text:span text:style-name="T673">(?#SLOT 3L STEP10: Reject pattern </text:span><text:span text:style-name="T764">how much </text:span><text:span text:style-name="T870">money have you ...</text:span><text:span text:style-name="T673"> .)</text:span><text:span text:style-name="T493">|(\S+?_ddq</text:span><text:span text:style-name="T564"> </text:span><text:span text:style-name="T493">[^_]+_vbz</text:span><text:span text:style-name="T564"> </text:span><text:span text:style-name="T493">[^_]+_dd1)</text:span><text:span text:style-name="T674">(?#SLOT 3L STEP 11: Reject wrongly tagged pattern </text:span><text:span text:style-name="T765">what ’s_vbz </text:span><text:span text:style-name="T871">this do</text:span><text:span text:style-name="T674"> .)</text:span><text:span text:style-name="T582">)</text:span><text:span text:style-name="T612">\</text:span><text:span text:style-name="T579">S+</text:span><text:span text:style-name="T665">(?# Then advance to the next slot)</text:span><text:span text:style-name="T610">\</text:span><text:span text:style-name="T576">s</text:span><text:span text:style-name="T579">(?!and|n't|</text:span><text:span text:style-name="T383">[Hh]elp(s|ed|ing)?|[Ll]et(s|ting)?|[Mm]a(k(e(s)?|ing)|de)|</text:span><text:soft-page-break/><text:span text:style-name="T383">[Ww]atch(e[sd]?|ing)?|[Hh]ear(s|d|ing)?</text:span><text:span text:style-name="T424">|[Ff]e(els?(ing)?|lt)</text:span><text:span text:style-name="T385">|&lt;p&gt;</text:span><text:span text:style-name="T579">)\S+?_(?!</text:span><text:span text:style-name="T591">cs[nw]?</text:span><text:span text:style-name="T558"> </text:span><text:span text:style-name="T591">|</text:span><text:span text:style-name="T579">vm</text:span><text:span text:style-name="T520"> </text:span><text:span text:style-name="T579">|vh\S</text:span><text:span text:style-name="T520"> </text:span><text:span text:style-name="T579">|</text:span><text:span text:style-name="T580">[\.\?!]</text:span><text:span text:style-name="T520"> </text:span><text:span text:style-name="T579">|fo</text:span><text:span text:style-name="T520"> </text:span><text:span text:style-name="T579">|</text:span><text:span text:style-name="T596">null</text:span><text:span text:style-name="T575"> </text:span><text:span text:style-name="T596">|</text:span><text:span text:style-name="T599">ddqv?</text:span><text:span text:style-name="T575"> </text:span><text:span text:style-name="T599">|</text:span><text:span text:style-name="T579">vd</text:span><text:span text:style-name="T586">[d</text:span><text:span text:style-name="T579">z</text:span><text:span text:style-name="T586">]</text:span><text:span text:style-name="T520"> </text:span><text:span text:style-name="T579">|(nn2|pp(is2|hs2|</text:span><text:span text:style-name="T580">[\.\?!]</text:span><text:span text:style-name="T579">))</text:span><text:span text:style-name="T520"> </text:span><text:span text:style-name="T579">each)\S+</text:span><text:span text:style-name="T676">(?# SLOT 2L. Reject <text:s/></text:span><text:span text:style-name="T778">and, </text:span><text:span text:style-name="T676">modals, the negative contraction, verbs that take NP plus BARE INFINITIVE complements, the hashtag, </text:span><text:span text:style-name="T778">does, </text:span><text:span text:style-name="T676">and the patterns </text:span><text:span text:style-name="T778">they each, we each, victims each. </text:span><text:span text:style-name="T677">Reject terminal punctuation because it’s not possible for a MS to occur only 2 words into a new sentence. </text:span><text:span text:style-name="T678">Reject the </text:span><text:span text:style-name="T699">IF</text:span><text:span text:style-name="T678">-subjunctive with simple subjects.</text:span><text:span text:style-name="T676">)</text:span><text:span text:style-name="T576">\s</text:span><text:span text:style-name="T579">(((?&lt;=the_at</text:span><text:span text:style-name="T520"> </text:span><text:span text:style-name="T579">)\S+?_md</text:span><text:span text:style-name="T520"> </text:span><text:span text:style-name="T383">)|(?!\w*?politics</text:span><text:span text:style-name="T388">|couple</text:span><text:span text:style-name="T392">|team_</text:span><text:span text:style-name="T398">|Arsenal</text:span><text:span text:style-name="T486">|--_nn1</text:span><text:span text:style-name="T519">(_jj)?</text:span><text:span text:style-name="T515">|that_cst</text:span><text:span text:style-name="T383">)(same_da</text:span><text:span text:style-name="T520"> </text:span><text:span text:style-name="T486">|</text:span><text:span text:style-name="T386">\S</text:span><text:span text:style-name="T383">+?_(n\w+1</text:span><text:span text:style-name="T482">(_n\w+1@?)?</text:span><text:span text:style-name="T520"> </text:span><text:span text:style-name="T383">|pn1</text:span><text:span text:style-name="T520"> </text:span><text:span text:style-name="T383">|pphs?1</text:span><text:span text:style-name="T520"> </text:span><text:span text:style-name="T383">|d[ad]1</text:span><text:span text:style-name="T520"> </text:span><text:span text:style-name="T383">|mc1</text:span><text:span text:style-name="T520"> </text:span><text:span text:style-name="T383">)))</text:span><text:span text:style-name="T680">(?# SLOT 1L: Reject numerically ambiguous nouns such as </text:span><text:span text:style-name="T695">politics, </text:span><text:span text:style-name="T696">couple</text:span><text:span text:style-name="T680">. This list will likely grow later. Then match 3sg NOUN/PRONOUN, followed by a whitespace. same_dd korjattu muotoon same_daVÄLILYÖNTI.)</text:span><text:span text:style-name="T383">(</text:span><text:span text:style-name="T473">(?!much)</text:span><text:span text:style-name="T579">\S+?_(rr\d?\d?</text:span><text:span text:style-name="T520"> </text:span><text:span text:style-name="T579">|xx</text:span><text:span text:style-name="T520"> </text:span><text:span text:style-name="T579">)){0,2</text:span><text:span text:style-name="T383">}</text:span><text:span text:style-name="T681">(?# OPTIONAL ELEMENT. Match up to 2 OPTIONAL adverbs or a negator plus adverb combination, followed by a whitespace)</text:span><text:span text:style-name="T408">((?!makeover_)[a-z]+_(vv0</text:span><text:span text:style-name="T542"> </text:span><text:span text:style-name="T408">|vd0(?!</text:span><text:span text:style-name="T542"> </text:span><text:span text:style-name="T408">not_|</text:span><text:span text:style-name="T542"> </text:span><text:span text:style-name="T408">n't|</text:span><text:span text:style-name="T542"> </text:span><text:span text:style-name="T438">\S+?</text:span><text:span text:style-name="T408">_</text:span><text:span text:style-name="T437">pp</text:span><text:span text:style-name="T438">(y|is\d|hs2)</text:span><text:span text:style-name="T542"> </text:span><text:span text:style-name="T437">(\S+?_r[rt]</text:span><text:span text:style-name="T543"> </text:span><text:span text:style-name="T437">)?</text:span><text:span text:style-name="T408">\S+?_v)</text:span><text:span text:style-name="T542"> </text:span><text:span text:style-name="T408">|vh0(?!</text:span><text:span text:style-name="T542"> </text:span><text:span text:style-name="T408">not_|</text:span><text:span text:style-name="T542"> </text:span><text:span text:style-name="T408">n't|</text:span><text:span text:style-name="T542"> </text:span><text:span text:style-name="T408">(I|we|they)_|</text:span><text:span text:style-name="T542"> </text:span><text:span text:style-name="T408">\S+?_(v\wn|rr</text:span><text:span text:style-name="T542"> </text:span><text:span text:style-name="T408">\S+?_v\wn))</text:span><text:span text:style-name="T542"> </text:span><text:span text:style-name="T408">)|live_rr</text:span><text:span text:style-name="T542"> </text:span><text:span text:style-name="T408">)</text:span><text:span text:style-name="T685">(?# NODE. Match an uninflected lexical verb</text:span><text:span text:style-name="T779"> </text:span><text:span text:style-name="T685">plus a whitespace</text:span><text:span text:style-name="T779">.</text:span><text:span text:style-name="T685"> Reject patterns </text:span><text:span text:style-name="T766">do I, do we, do they, do not, do n't, have not, have n't, have done </text:span><text:span text:style-name="T694">and</text:span><text:span text:style-name="T766"> have only done</text:span><text:span text:style-name="T685">. </text:span><text:span text:style-name="T686">Reject patterns </text:span><text:span text:style-name="T768">have I, have we, have they.</text:span><text:span text:style-name="T686"> </text:span><text:span text:style-name="T685">The underscore to the </text:span><text:span text:style-name="T766">not </text:span><text:span text:style-name="T685">forbidden from following </text:span><text:span text:style-name="T766">have </text:span><text:span text:style-name="T685">was added a bit later. It should make sure some valid hits get through, such as hypothetical </text:span><text:span text:style-name="T766">We demand that he have nothing but food in his backpack. </text:span><text:span text:style-name="T687">ALSO MATCH </text:span><text:span text:style-name="T769">live </text:span><text:span text:style-name="T687">incorrectly tagged as an adverb</text:span><text:span text:style-name="T767">.</text:span><text:span text:style-name="T780"> </text:span><text:span text:style-name="T685">)</text:span><text:span text:style-name="T403">|_</text:span><text:span text:style-name="T406">(?!vm|vd\S)[^_]+</text:span><text:span text:style-name="T578">\s</text:span><text:span text:style-name="T403">[^_]+_(n[np][tluo]?2?|pp(is\d|y|hs2)|d[abd]2?|m[cd]2?)</text:span><text:span text:style-name="T688">(?# </text:span><text:span text:style-name="T689">Non-3sg subject</text:span><text:span text:style-name="T688">.)</text:span><text:span text:style-name="T578">\s</text:span><text:span text:style-name="T403">not_xx</text:span><text:span text:style-name="T578">\s</text:span><text:span text:style-name="T403">((?!only)[^_]+_rr</text:span><text:span text:style-name="T609">\s</text:span><text:span text:style-name="T403">)?</text:span><text:span text:style-name="T691">(?# </text:span><text:span text:style-name="T770">NOT</text:span><text:span text:style-name="T691"> </text:span><text:span text:style-name="T692">followed by an optional adverb that is not</text:span><text:span text:style-name="T770"> only.</text:span><text:span text:style-name="T691">)</text:span><text:span text:style-name="T403">[^_]+_(vv[0i]</text:span><text:span text:style-name="T529"> </text:span><text:span text:style-name="T403">|vd[0i](?!</text:span><text:span text:style-name="T529"> </text:span><text:span text:style-name="T403">not_|</text:span><text:span text:style-name="T529"> </text:span><text:span text:style-name="T403">n't)|vh[0i](?!</text:span><text:span text:style-name="T529"> </text:span><text:span text:style-name="T403">not|</text:span><text:span text:style-name="T529"> </text:span><text:span text:style-name="T403">n't|</text:span><text:span text:style-name="T529"> </text:span><text:span text:style-name="T403">\S+?_(v\wn|rr \S+?_v\wn)) )</text:span><text:span text:style-name="T688">(?# <text:s/></text:span><text:span text:style-name="T690">Search 2: </text:span><text:span text:style-name="T689">An uninflected verb:</text:span><text:span text:style-name="T688"> </text:span><text:span text:style-name="T689">v</text:span><text:span text:style-name="T688">v0 </text:span><text:span text:style-name="T689">must be an unambiguous tag </text:span><text:soft-page-break/><text:span text:style-name="T689">without alternatives</text:span><text:span text:style-name="T688">, </text:span><text:span text:style-name="T689">If the verb is </text:span><text:span text:style-name="T772">do</text:span><text:span text:style-name="T700"> </text:span><text:span text:style-name="T689">or </text:span><text:span text:style-name="T771">h</text:span><text:span text:style-name="T772">ave</text:span><text:span text:style-name="T688">, </text:span><text:span text:style-name="T689">it may not be followed by a negator or past participle</text:span><text:span text:style-name="T688">.)</text:span><text:span text:style-name="T405">|</text:span><text:span text:style-name="T577">\s</text:span><text:span text:style-name="T404">(?!([Cc]onsider(s|ed|ing)?|([Dd](o(es|ing)?|id))|[Mm]a(k(es?|ing)|de)|[Gg](iv(es?|ing)|ave)</text:span><text:span text:style-name="T410">|[Cc]all(s|ing|ed)?</text:span><text:span text:style-name="T435">|[Ff](i|ou)nd(s|ing)?</text:span><text:span text:style-name="T501">|[Ll]et(s|ting)?</text:span><text:span text:style-name="T404">)_\S+?|\S+?_</text:span><text:span text:style-name="T426">(</text:span><text:span text:style-name="T404">v</text:span><text:span text:style-name="T472">[</text:span><text:span text:style-name="T404">b</text:span><text:span text:style-name="T472">h]</text:span><text:span text:style-name="T404">\S+</text:span><text:span text:style-name="T426">|i\S</text:span><text:span text:style-name="T460">|xx</text:span><text:span text:style-name="T507">|[!\?\.]|null</text:span><text:span text:style-name="T426">)</text:span><text:span text:style-name="T404">)\S+</text:span><text:span text:style-name="T530"> </text:span><text:span text:style-name="T404">\S+?_(pphs?1)</text:span><text:span text:style-name="T530"> </text:span><text:span text:style-name="T502">(?!--_\S+)</text:span><text:span text:style-name="T506">[^_]+</text:span><text:span text:style-name="T404">_</text:span><text:span text:style-name="T506">(vv0_)?</text:span><text:span text:style-name="T404">nn\S?1)</text:span><text:span text:style-name="T640">(?# Search </text:span><text:span text:style-name="T641">3</text:span><text:span text:style-name="T640">: Match erroneously tagged subjunctive pattern </text:span><text:span text:style-name="T842">demanded</text:span><text:span text:style-name="T732"> she hand_nn1 </text:span><text:span text:style-name="T842">over</text:span><text:span text:style-name="T329">, </text:span><text:span text:style-name="T209">but try to eliminate patterns that reveal </text:span><text:span text:style-name="T330">it</text:span><text:span text:style-name="T209"> to be a non-subject, such as prepositions and certain verbs prior to </text:span><text:span text:style-name="T330">it</text:span><text:span text:style-name="T640"> )</text:span><text:span text:style-name="T407">|((_vhd</text:span><text:span text:style-name="T531"> </text:span><text:span text:style-name="T407">(\w+_rr\w?</text:span><text:span text:style-name="T531"> </text:span><text:span text:style-name="T407">)?</text:span><text:span text:style-name="T423">(?!</text:span><text:span text:style-name="T455">made</text:span><text:span text:style-name="T442">|helped|let</text:span><text:span text:style-name="T455">|</text:span><text:span text:style-name="T423">felt</text:span><text:span text:style-name="T455">|watched</text:span><text:span text:style-name="T423">)</text:span><text:span text:style-name="T407">\w+_v[bv]n</text:span><text:span text:style-name="T531"> </text:span><text:span text:style-name="T407">|</text:span><text:span text:style-name="T489">(?&lt;![!\?\.&gt;])</text:span><text:span text:style-name="T531"> </text:span><text:span text:style-name="T423">(?!</text:span><text:span text:style-name="T450">made</text:span><text:span text:style-name="T442">|helped|let</text:span><text:span text:style-name="T450">|</text:span><text:span text:style-name="T455">watched|</text:span><text:span text:style-name="T423">felt)</text:span><text:span text:style-name="T518">[^_]+</text:span><text:span text:style-name="T407">_v[bv]d\w?</text:span><text:span text:style-name="T481">(_v[bv]n)?</text:span><text:span text:style-name="T480">(?! doing_)</text:span><text:span text:style-name="T531"> </text:span><text:span text:style-name="T407">)</text:span><text:span text:style-name="T679">(?# Search 4 begins: Match a verb phrase in the past or past perfect tense)</text:span><text:span text:style-name="T407">((?!</text:span><text:span text:style-name="T479">(</text:span><text:span text:style-name="T407">[&lt;!;:,"'\.\?</text:span><text:span text:style-name="T466">\(</text:span><text:span text:style-name="T484">-</text:span><text:span text:style-name="T407">]</text:span><text:span text:style-name="T484">-?</text:span><text:span text:style-name="T407">|\S+?_(\w\wq\w?|ccb?|cs[anw_</text:span><text:span text:style-name="T531"> </text:span><text:span text:style-name="T407">]</text:span><text:span text:style-name="T456">|v</text:span><text:span text:style-name="T459">[bhv]</text:span><text:span text:style-name="T456">[rz]</text:span><text:span text:style-name="T483">|-</text:span><text:span text:style-name="T407">)|by_</text:span><text:span text:style-name="T479">|\S+?_vvn</text:span><text:span text:style-name="T560"> </text:span><text:span text:style-name="T479">\S+?_i\S</text:span><text:span text:style-name="T560"> </text:span><text:span text:style-name="T448">\S+?_</text:span><text:span text:style-name="T11">(a\S+|d\S+|m\S+)</text:span><text:span text:style-name="T129"> </text:span><text:span text:style-name="T87">\S+?_nn\S+</text:span><text:span text:style-name="T172"> </text:span><text:span text:style-name="T87">\S+?_vv0</text:span><text:span text:style-name="T274">(?#Reject wrongly tagged pattern </text:span><text:span text:style-name="T365">overlooked on the nominees list_vv0</text:span><text:span text:style-name="T274">.)</text:span><text:span text:style-name="T89">|\S+?_xx</text:span><text:span text:style-name="T174"> </text:span><text:span text:style-name="T89">\S+?_vvn</text:span><text:span text:style-name="T174"> </text:span><text:span text:style-name="T89">\S+?_i\S</text:span><text:span text:style-name="T174"> </text:span><text:span text:style-name="T89">\S+?_</text:span><text:span text:style-name="T11">(a\S+|d\S+|m\S+)</text:span><text:span text:style-name="T129"> </text:span><text:span text:style-name="T89">\S+?_jj[rt]?</text:span><text:span text:style-name="T174"> </text:span><text:span text:style-name="T89">\S+?_nn2</text:span><text:span text:style-name="T174"> </text:span><text:span text:style-name="T89">\S+?_vv0</text:span><text:span text:style-name="T275">(?#Reject wrongly tagged pattern </text:span><text:span text:style-name="T366">was not added to the toxic substances list_vv0</text:span><text:span text:style-name="T275">.)</text:span><text:span text:style-name="T92">|</text:span><text:span text:style-name="T93">(</text:span><text:span text:style-name="T92">help(ing)?|let(ting)?|ma(k(e|ing))|watch(ing)?|hear(ing)?|feel(ing)?</text:span><text:span text:style-name="T93">)_vv[ig]</text:span><text:span text:style-name="T276">(?#Reject causative verbs)</text:span><text:span text:style-name="T479">)</text:span><text:span text:style-name="T407">)\S+?_\S+\s){0,5}</text:span><text:span text:style-name="T679">(?# Match 0 to 5 tokens that are not terminal punctuation, quotation marks, subordinators other than </text:span><text:span text:style-name="T773">that, </text:span><text:span text:style-name="T679">etc)</text:span><text:span text:style-name="T422">(?&lt;!vm</text:span><text:span text:style-name="T538"> </text:span><text:span text:style-name="T422">)</text:span><text:span text:style-name="T510">(?&lt;!as_cs31</text:span><text:span text:style-name="T568"> </text:span><text:span text:style-name="T510">long_cs32</text:span><text:span text:style-name="T568"> </text:span><text:span text:style-name="T510">as_cs33</text:span><text:span text:style-name="T568"> </text:span><text:span text:style-name="T510">)</text:span><text:span text:style-name="T422">(?&lt;!vh0</text:span><text:span text:style-name="T538"> </text:span><text:span text:style-name="T422">)</text:span><text:span text:style-name="T429">(?&lt;!watching_vvg</text:span><text:span text:style-name="T539"> </text:span><text:span text:style-name="T429">)</text:span><text:span text:style-name="T477">(?&lt;!so_rr</text:span><text:span text:style-name="T557"> </text:span><text:span text:style-name="T477">)(?&lt;!therefore_rr</text:span><text:span text:style-name="T557"> </text:span><text:span text:style-name="T477">)</text:span><text:span text:style-name="T430">(?!</text:span><text:soft-page-break/><text:span text:style-name="T430">same_)</text:span><text:span text:style-name="T407">\S+?_(n[np][tluo]?2?|pp(is\d|y|hs2)|d[abd]2?|m[cd]2?)</text:span><text:span text:style-name="T679">(?# Match a non-3sg subject.)</text:span><text:span text:style-name="T531"> </text:span><text:span text:style-name="T461">(?!need_)</text:span><text:span text:style-name="T503">[^_]+</text:span><text:span text:style-name="T407">_(vv0</text:span><text:span text:style-name="T531"> </text:span><text:span text:style-name="T407">|vd0(?!</text:span><text:span text:style-name="T531"> </text:span><text:span text:style-name="T407">not_|</text:span><text:span text:style-name="T531"> </text:span><text:span text:style-name="T407">n't)|vh0(?!</text:span><text:span text:style-name="T531"> </text:span><text:span text:style-name="T407">not|</text:span><text:span text:style-name="T531"> </text:span><text:span text:style-name="T407">n't|</text:span><text:span text:style-name="T531"> </text:span><text:span text:style-name="T407">\S+?_(v\wn|rr</text:span><text:span text:style-name="T531"> </text:span><text:span text:style-name="T407">\S+?_v\wn))</text:span><text:span text:style-name="T531"> </text:span><text:span text:style-name="T407">))</text:span><text:span text:style-name="T679">(?# Match a NON-PAST verb phras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7:46:10.23</meta:creation-date>
    <dc:date>2017-04-01T11:04:38.138000000</dc:date>
    <meta:editing-duration>P10DT2H35M5S</meta:editing-duration>
    <meta:editing-cycles>402</meta:editing-cycles>
    <meta:generator>LibreOffice/5.2.4.2$Windows_x86 LibreOffice_project/3d5603e1122f0f102b62521720ab13a38a4e0eb0</meta:generator>
    <meta:document-statistic meta:table-count="0" meta:image-count="0" meta:object-count="0" meta:page-count="19" meta:paragraph-count="1" meta:word-count="2932" meta:character-count="27953" meta:non-whitespace-character-count="25017"/>
  </office:meta>
</office:document-meta>
</file>